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88.64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th" table:style-name="ta1">
        <table:shapes>
          <draw:frame draw:z-index="0" draw:style-name="gr1" draw:text-style-name="P1" svg:width="453.2pt" svg:height="255.2pt" svg:x="172.43pt" svg:y="54.14pt">
            <loext:p draw:notify-on-update-of-ranges="Path.G1:Path.G1 Path.G2:Path.G102 Path.E1:Path.E1 Path.E2:Path.E102 Path.C1:Path.C1 Path.C2:Path.C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/>
          <table:table-cell table:style-name="ce2" office:value-type="string" calcext:value-type="string">
            <text:p>Exponential Waiting Time</text:p>
          </table:table-cell>
          <table:table-cell/>
          <table:table-cell table:style-name="ce2" office:value-type="string" calcext:value-type="string">
            <text:p>Conditional on Poisson R</text:p>
          </table:table-cell>
          <table:table-cell/>
          <table:table-cell table:style-name="ce2" office:value-type="string" calcext:value-type="string">
            <text:p>As a Levy Process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Jump Mean </text:p>
          </table:table-cell>
          <table:table-cell office:value-type="float" office:value="-0.2" calcext:value-type="float">
            <text:p>-0.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Jump Stdv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/>
          <table:table-cell office:value-type="float" office:value="0.09" calcext:value-type="float">
            <text:p>0.0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2"/>
          <table:table-cell office:value-type="float" office:value="-0.1815" calcext:value-type="float">
            <text:p>-0.1815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"/>
          <table:table-cell office:value-type="float" office:value="-0.1714" calcext:value-type="float">
            <text:p>-0.1714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/>
          <table:table-cell office:value-type="float" office:value="-0.1614" calcext:value-type="float">
            <text:p>-0.1614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6" calcext:value-type="float">
            <text:p>0.16</text:p>
          </table:table-cell>
        </table:table-row>
        <table:table-row table:style-name="ro1">
          <table:table-cell table:number-columns-repeated="2"/>
          <table:table-cell office:value-type="float" office:value="-0.1514" calcext:value-type="float">
            <text:p>-0.1514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float" office:value="-0.1414" calcext:value-type="float">
            <text:p>-0.1414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table:number-columns-repeated="2"/>
          <table:table-cell office:value-type="float" office:value="-0.1315" calcext:value-type="float">
            <text:p>-0.1315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2"/>
          <table:table-cell office:value-type="float" office:value="-0.4275" calcext:value-type="float">
            <text:p>-0.427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-0.4175" calcext:value-type="float">
            <text:p>-0.4175</text:p>
          </table:table-cell>
          <table:table-cell/>
          <table:table-cell office:value-type="float" office:value="-0.1978" calcext:value-type="float">
            <text:p>-0.1978</text:p>
          </table:table-cell>
          <table:table-cell/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/>
          <table:table-cell office:value-type="float" office:value="-0.4076" calcext:value-type="float">
            <text:p>-0.4076</text:p>
          </table:table-cell>
          <table:table-cell/>
          <table:table-cell office:value-type="float" office:value="-0.1879" calcext:value-type="float">
            <text:p>-0.1879</text:p>
          </table:table-cell>
          <table:table-cell/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2"/>
          <table:table-cell office:value-type="float" office:value="-0.3975" calcext:value-type="float">
            <text:p>-0.3975</text:p>
          </table:table-cell>
          <table:table-cell/>
          <table:table-cell office:value-type="float" office:value="-0.1779" calcext:value-type="float">
            <text:p>-0.1779</text:p>
          </table:table-cell>
          <table:table-cell/>
          <table:table-cell office:value-type="float" office:value="0.23" calcext:value-type="float">
            <text:p>0.23</text:p>
          </table:table-cell>
        </table:table-row>
        <table:table-row table:style-name="ro1">
          <table:table-cell table:number-columns-repeated="2"/>
          <table:table-cell office:value-type="float" office:value="-0.6026" calcext:value-type="float">
            <text:p>-0.6026</text:p>
          </table:table-cell>
          <table:table-cell/>
          <table:table-cell office:value-type="float" office:value="-0.1679" calcext:value-type="float">
            <text:p>-0.1679</text:p>
          </table:table-cell>
          <table:table-cell/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2"/>
          <table:table-cell office:value-type="float" office:value="-0.5926" calcext:value-type="float">
            <text:p>-0.5926</text:p>
          </table:table-cell>
          <table:table-cell/>
          <table:table-cell office:value-type="float" office:value="-0.1579" calcext:value-type="float">
            <text:p>-0.1579</text:p>
          </table:table-cell>
          <table:table-cell/>
          <table:table-cell office:value-type="float" office:value="0.0196" calcext:value-type="float">
            <text:p>0.0196</text:p>
          </table:table-cell>
        </table:table-row>
        <table:table-row table:style-name="ro1">
          <table:table-cell table:number-columns-repeated="2"/>
          <table:table-cell office:value-type="float" office:value="-0.5825" calcext:value-type="float">
            <text:p>-0.5825</text:p>
          </table:table-cell>
          <table:table-cell/>
          <table:table-cell office:value-type="float" office:value="-0.1478" calcext:value-type="float">
            <text:p>-0.1478</text:p>
          </table:table-cell>
          <table:table-cell/>
          <table:table-cell office:value-type="float" office:value="0.0296" calcext:value-type="float">
            <text:p>0.0296</text:p>
          </table:table-cell>
        </table:table-row>
        <table:table-row table:style-name="ro1">
          <table:table-cell table:number-columns-repeated="2"/>
          <table:table-cell office:value-type="float" office:value="-0.5726" calcext:value-type="float">
            <text:p>-0.5726</text:p>
          </table:table-cell>
          <table:table-cell/>
          <table:table-cell office:value-type="float" office:value="-0.1379" calcext:value-type="float">
            <text:p>-0.1379</text:p>
          </table:table-cell>
          <table:table-cell/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float" office:value="-0.5625" calcext:value-type="float">
            <text:p>-0.5625</text:p>
          </table:table-cell>
          <table:table-cell/>
          <table:table-cell office:value-type="float" office:value="-0.1279" calcext:value-type="float">
            <text:p>-0.1279</text:p>
          </table:table-cell>
          <table:table-cell/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float" office:value="-0.5526" calcext:value-type="float">
            <text:p>-0.5526</text:p>
          </table:table-cell>
          <table:table-cell/>
          <table:table-cell office:value-type="float" office:value="-0.1179" calcext:value-type="float">
            <text:p>-0.1179</text:p>
          </table:table-cell>
          <table:table-cell/>
          <table:table-cell office:value-type="float" office:value="0.0595" calcext:value-type="float">
            <text:p>0.0595</text:p>
          </table:table-cell>
        </table:table-row>
        <table:table-row table:style-name="ro1">
          <table:table-cell table:number-columns-repeated="2"/>
          <table:table-cell office:value-type="float" office:value="-0.5426" calcext:value-type="float">
            <text:p>-0.5426</text:p>
          </table:table-cell>
          <table:table-cell/>
          <table:table-cell office:value-type="float" office:value="-0.1733" calcext:value-type="float">
            <text:p>-0.1733</text:p>
          </table:table-cell>
          <table:table-cell/>
          <table:table-cell office:value-type="float" office:value="0.0696" calcext:value-type="float">
            <text:p>0.0696</text:p>
          </table:table-cell>
        </table:table-row>
        <table:table-row table:style-name="ro1">
          <table:table-cell table:number-columns-repeated="2"/>
          <table:table-cell office:value-type="float" office:value="-0.5325" calcext:value-type="float">
            <text:p>-0.5325</text:p>
          </table:table-cell>
          <table:table-cell/>
          <table:table-cell office:value-type="float" office:value="-0.1633" calcext:value-type="float">
            <text:p>-0.1633</text:p>
          </table:table-cell>
          <table:table-cell/>
          <table:table-cell office:value-type="float" office:value="0.0796" calcext:value-type="float">
            <text:p>0.0796</text:p>
          </table:table-cell>
        </table:table-row>
        <table:table-row table:style-name="ro1">
          <table:table-cell table:number-columns-repeated="2"/>
          <table:table-cell office:value-type="float" office:value="-0.5226" calcext:value-type="float">
            <text:p>-0.5226</text:p>
          </table:table-cell>
          <table:table-cell/>
          <table:table-cell office:value-type="float" office:value="-0.1533" calcext:value-type="float">
            <text:p>-0.1533</text:p>
          </table:table-cell>
          <table:table-cell/>
          <table:table-cell office:value-type="float" office:value="0.0896" calcext:value-type="float">
            <text:p>0.0896</text:p>
          </table:table-cell>
        </table:table-row>
        <table:table-row table:style-name="ro1">
          <table:table-cell table:number-columns-repeated="2"/>
          <table:table-cell office:value-type="float" office:value="-0.5125" calcext:value-type="float">
            <text:p>-0.5125</text:p>
          </table:table-cell>
          <table:table-cell/>
          <table:table-cell office:value-type="float" office:value="-0.1433" calcext:value-type="float">
            <text:p>-0.1433</text:p>
          </table:table-cell>
          <table:table-cell/>
          <table:table-cell office:value-type="float" office:value="0.0996" calcext:value-type="float">
            <text:p>0.0996</text:p>
          </table:table-cell>
        </table:table-row>
        <table:table-row table:style-name="ro1">
          <table:table-cell table:number-columns-repeated="2"/>
          <table:table-cell office:value-type="float" office:value="-0.5026" calcext:value-type="float">
            <text:p>-0.5026</text:p>
          </table:table-cell>
          <table:table-cell/>
          <table:table-cell office:value-type="float" office:value="-0.1334" calcext:value-type="float">
            <text:p>-0.1334</text:p>
          </table:table-cell>
          <table:table-cell/>
          <table:table-cell office:value-type="float" office:value="0.1095" calcext:value-type="float">
            <text:p>0.1095</text:p>
          </table:table-cell>
        </table:table-row>
        <table:table-row table:style-name="ro1">
          <table:table-cell table:number-columns-repeated="2"/>
          <table:table-cell office:value-type="float" office:value="-0.4926" calcext:value-type="float">
            <text:p>-0.4926</text:p>
          </table:table-cell>
          <table:table-cell/>
          <table:table-cell office:value-type="float" office:value="-0.1233" calcext:value-type="float">
            <text:p>-0.1233</text:p>
          </table:table-cell>
          <table:table-cell/>
          <table:table-cell office:value-type="float" office:value="0.1196" calcext:value-type="float">
            <text:p>0.1196</text:p>
          </table:table-cell>
        </table:table-row>
        <table:table-row table:style-name="ro1">
          <table:table-cell table:number-columns-repeated="2"/>
          <table:table-cell office:value-type="float" office:value="-0.4825" calcext:value-type="float">
            <text:p>-0.4825</text:p>
          </table:table-cell>
          <table:table-cell/>
          <table:table-cell office:value-type="float" office:value="-0.1133" calcext:value-type="float">
            <text:p>-0.1133</text:p>
          </table:table-cell>
          <table:table-cell/>
          <table:table-cell office:value-type="float" office:value="0.1296" calcext:value-type="float">
            <text:p>0.1296</text:p>
          </table:table-cell>
        </table:table-row>
        <table:table-row table:style-name="ro1">
          <table:table-cell table:number-columns-repeated="2"/>
          <table:table-cell office:value-type="float" office:value="-0.4726" calcext:value-type="float">
            <text:p>-0.4726</text:p>
          </table:table-cell>
          <table:table-cell/>
          <table:table-cell office:value-type="float" office:value="-0.1033" calcext:value-type="float">
            <text:p>-0.1033</text:p>
          </table:table-cell>
          <table:table-cell/>
          <table:table-cell office:value-type="float" office:value="0.1396" calcext:value-type="float">
            <text:p>0.1396</text:p>
          </table:table-cell>
        </table:table-row>
        <table:table-row table:style-name="ro1">
          <table:table-cell table:number-columns-repeated="2"/>
          <table:table-cell office:value-type="float" office:value="-0.4625" calcext:value-type="float">
            <text:p>-0.4625</text:p>
          </table:table-cell>
          <table:table-cell/>
          <table:table-cell office:value-type="float" office:value="-0.0933" calcext:value-type="float">
            <text:p>-0.0933</text:p>
          </table:table-cell>
          <table:table-cell/>
          <table:table-cell office:value-type="float" office:value="0.1496" calcext:value-type="float">
            <text:p>0.1496</text:p>
          </table:table-cell>
        </table:table-row>
        <table:table-row table:style-name="ro1">
          <table:table-cell table:number-columns-repeated="2"/>
          <table:table-cell office:value-type="float" office:value="-0.4526" calcext:value-type="float">
            <text:p>-0.4526</text:p>
          </table:table-cell>
          <table:table-cell/>
          <table:table-cell office:value-type="float" office:value="-0.0834" calcext:value-type="float">
            <text:p>-0.0834</text:p>
          </table:table-cell>
          <table:table-cell/>
          <table:table-cell office:value-type="float" office:value="0.1595" calcext:value-type="float">
            <text:p>0.1595</text:p>
          </table:table-cell>
        </table:table-row>
        <table:table-row table:style-name="ro1">
          <table:table-cell table:number-columns-repeated="2"/>
          <table:table-cell office:value-type="float" office:value="-1.1024" calcext:value-type="float">
            <text:p>-1.1024</text:p>
          </table:table-cell>
          <table:table-cell/>
          <table:table-cell office:value-type="float" office:value="-0.0733" calcext:value-type="float">
            <text:p>-0.0733</text:p>
          </table:table-cell>
          <table:table-cell/>
          <table:table-cell office:value-type="float" office:value="0.1696" calcext:value-type="float">
            <text:p>0.1696</text:p>
          </table:table-cell>
        </table:table-row>
        <table:table-row table:style-name="ro1">
          <table:table-cell table:number-columns-repeated="2"/>
          <table:table-cell office:value-type="float" office:value="-1.0923" calcext:value-type="float">
            <text:p>-1.0923</text:p>
          </table:table-cell>
          <table:table-cell/>
          <table:table-cell office:value-type="float" office:value="-0.0633" calcext:value-type="float">
            <text:p>-0.0633</text:p>
          </table:table-cell>
          <table:table-cell/>
          <table:table-cell office:value-type="float" office:value="0.1796" calcext:value-type="float">
            <text:p>0.1796</text:p>
          </table:table-cell>
        </table:table-row>
        <table:table-row table:style-name="ro1">
          <table:table-cell table:number-columns-repeated="2"/>
          <table:table-cell office:value-type="float" office:value="-1.0692" calcext:value-type="float">
            <text:p>-1.0692</text:p>
          </table:table-cell>
          <table:table-cell/>
          <table:table-cell office:value-type="float" office:value="-0.0533" calcext:value-type="float">
            <text:p>-0.0533</text:p>
          </table:table-cell>
          <table:table-cell/>
          <table:table-cell office:value-type="float" office:value="0.1896" calcext:value-type="float">
            <text:p>0.1896</text:p>
          </table:table-cell>
        </table:table-row>
        <table:table-row table:style-name="ro1">
          <table:table-cell table:number-columns-repeated="2"/>
          <table:table-cell office:value-type="float" office:value="-1.0592" calcext:value-type="float">
            <text:p>-1.0592</text:p>
          </table:table-cell>
          <table:table-cell/>
          <table:table-cell office:value-type="float" office:value="-0.0433" calcext:value-type="float">
            <text:p>-0.0433</text:p>
          </table:table-cell>
          <table:table-cell/>
          <table:table-cell office:value-type="float" office:value="0.1996" calcext:value-type="float">
            <text:p>0.1996</text:p>
          </table:table-cell>
        </table:table-row>
        <table:table-row table:style-name="ro1">
          <table:table-cell table:number-columns-repeated="2"/>
          <table:table-cell office:value-type="float" office:value="-1.0492" calcext:value-type="float">
            <text:p>-1.0492</text:p>
          </table:table-cell>
          <table:table-cell/>
          <table:table-cell office:value-type="float" office:value="-0.0334" calcext:value-type="float">
            <text:p>-0.0334</text:p>
          </table:table-cell>
          <table:table-cell/>
          <table:table-cell office:value-type="float" office:value="0.0851" calcext:value-type="float">
            <text:p>0.0851</text:p>
          </table:table-cell>
        </table:table-row>
        <table:table-row table:style-name="ro1">
          <table:table-cell table:number-columns-repeated="2"/>
          <table:table-cell office:value-type="float" office:value="-1.0392" calcext:value-type="float">
            <text:p>-1.0392</text:p>
          </table:table-cell>
          <table:table-cell/>
          <table:table-cell office:value-type="float" office:value="-0.0233" calcext:value-type="float">
            <text:p>-0.0233</text:p>
          </table:table-cell>
          <table:table-cell/>
          <table:table-cell office:value-type="float" office:value="0.0951" calcext:value-type="float">
            <text:p>0.0951</text:p>
          </table:table-cell>
        </table:table-row>
        <table:table-row table:style-name="ro1">
          <table:table-cell table:number-columns-repeated="2"/>
          <table:table-cell office:value-type="float" office:value="-1.0292" calcext:value-type="float">
            <text:p>-1.0292</text:p>
          </table:table-cell>
          <table:table-cell/>
          <table:table-cell office:value-type="float" office:value="-0.0133" calcext:value-type="float">
            <text:p>-0.0133</text:p>
          </table:table-cell>
          <table:table-cell/>
          <table:table-cell office:value-type="float" office:value="0.3929" calcext:value-type="float">
            <text:p>0.3929</text:p>
          </table:table-cell>
        </table:table-row>
        <table:table-row table:style-name="ro1">
          <table:table-cell table:number-columns-repeated="2"/>
          <table:table-cell office:value-type="float" office:value="-1.0192" calcext:value-type="float">
            <text:p>-1.0192</text:p>
          </table:table-cell>
          <table:table-cell/>
          <table:table-cell office:value-type="float" office:value="-0.0033" calcext:value-type="float">
            <text:p>-0.0033</text:p>
          </table:table-cell>
          <table:table-cell/>
          <table:table-cell office:value-type="float" office:value="0.4028" calcext:value-type="float">
            <text:p>0.4028</text:p>
          </table:table-cell>
        </table:table-row>
        <table:table-row table:style-name="ro1">
          <table:table-cell table:number-columns-repeated="2"/>
          <table:table-cell office:value-type="float" office:value="-1.0092" calcext:value-type="float">
            <text:p>-1.0092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4129" calcext:value-type="float">
            <text:p>0.4129</text:p>
          </table:table-cell>
        </table:table-row>
        <table:table-row table:style-name="ro1">
          <table:table-cell table:number-columns-repeated="2"/>
          <table:table-cell office:value-type="float" office:value="-0.9992" calcext:value-type="float">
            <text:p>-0.9992</text:p>
          </table:table-cell>
          <table:table-cell/>
          <table:table-cell office:value-type="float" office:value="0.0188" calcext:value-type="float">
            <text:p>0.0188</text:p>
          </table:table-cell>
          <table:table-cell/>
          <table:table-cell office:value-type="float" office:value="0.4228" calcext:value-type="float">
            <text:p>0.4228</text:p>
          </table:table-cell>
        </table:table-row>
        <table:table-row table:style-name="ro1">
          <table:table-cell table:number-columns-repeated="2"/>
          <table:table-cell office:value-type="float" office:value="-0.9892" calcext:value-type="float">
            <text:p>-0.9892</text:p>
          </table:table-cell>
          <table:table-cell/>
          <table:table-cell office:value-type="float" office:value="0.0289" calcext:value-type="float">
            <text:p>0.0289</text:p>
          </table:table-cell>
          <table:table-cell/>
          <table:table-cell office:value-type="float" office:value="0.4328" calcext:value-type="float">
            <text:p>0.4328</text:p>
          </table:table-cell>
        </table:table-row>
        <table:table-row table:style-name="ro1">
          <table:table-cell table:number-columns-repeated="2"/>
          <table:table-cell office:value-type="float" office:value="-0.9792" calcext:value-type="float">
            <text:p>-0.9792</text:p>
          </table:table-cell>
          <table:table-cell/>
          <table:table-cell office:value-type="float" office:value="0.0389" calcext:value-type="float">
            <text:p>0.0389</text:p>
          </table:table-cell>
          <table:table-cell/>
          <table:table-cell office:value-type="float" office:value="0.4429" calcext:value-type="float">
            <text:p>0.4429</text:p>
          </table:table-cell>
        </table:table-row>
        <table:table-row table:style-name="ro1">
          <table:table-cell table:number-columns-repeated="2"/>
          <table:table-cell office:value-type="float" office:value="-0.9692" calcext:value-type="float">
            <text:p>-0.9692</text:p>
          </table:table-cell>
          <table:table-cell/>
          <table:table-cell office:value-type="float" office:value="-0.2411" calcext:value-type="float">
            <text:p>-0.2411</text:p>
          </table:table-cell>
          <table:table-cell/>
          <table:table-cell office:value-type="float" office:value="0.4528" calcext:value-type="float">
            <text:p>0.4528</text:p>
          </table:table-cell>
        </table:table-row>
        <table:table-row table:style-name="ro1">
          <table:table-cell table:number-columns-repeated="2"/>
          <table:table-cell office:value-type="float" office:value="-0.9592" calcext:value-type="float">
            <text:p>-0.9592</text:p>
          </table:table-cell>
          <table:table-cell/>
          <table:table-cell office:value-type="float" office:value="-0.2311" calcext:value-type="float">
            <text:p>-0.2311</text:p>
          </table:table-cell>
          <table:table-cell/>
          <table:table-cell office:value-type="float" office:value="0.4629" calcext:value-type="float">
            <text:p>0.4629</text:p>
          </table:table-cell>
        </table:table-row>
        <table:table-row table:style-name="ro1">
          <table:table-cell table:number-columns-repeated="2"/>
          <table:table-cell office:value-type="float" office:value="-0.9492" calcext:value-type="float">
            <text:p>-0.9492</text:p>
          </table:table-cell>
          <table:table-cell/>
          <table:table-cell office:value-type="float" office:value="-0.2211" calcext:value-type="float">
            <text:p>-0.2211</text:p>
          </table:table-cell>
          <table:table-cell/>
          <table:table-cell office:value-type="float" office:value="0.4728" calcext:value-type="float">
            <text:p>0.4728</text:p>
          </table:table-cell>
        </table:table-row>
        <table:table-row table:style-name="ro1">
          <table:table-cell table:number-columns-repeated="2"/>
          <table:table-cell office:value-type="float" office:value="-0.9392" calcext:value-type="float">
            <text:p>-0.9392</text:p>
          </table:table-cell>
          <table:table-cell/>
          <table:table-cell office:value-type="float" office:value="-0.2111" calcext:value-type="float">
            <text:p>-0.2111</text:p>
          </table:table-cell>
          <table:table-cell/>
          <table:table-cell office:value-type="float" office:value="0.4828" calcext:value-type="float">
            <text:p>0.4828</text:p>
          </table:table-cell>
        </table:table-row>
        <table:table-row table:style-name="ro1">
          <table:table-cell table:number-columns-repeated="2"/>
          <table:table-cell office:value-type="float" office:value="-0.9292" calcext:value-type="float">
            <text:p>-0.9292</text:p>
          </table:table-cell>
          <table:table-cell/>
          <table:table-cell office:value-type="float" office:value="-0.201" calcext:value-type="float">
            <text:p>-0.201</text:p>
          </table:table-cell>
          <table:table-cell/>
          <table:table-cell office:value-type="float" office:value="0.4929" calcext:value-type="float">
            <text:p>0.4929</text:p>
          </table:table-cell>
        </table:table-row>
        <table:table-row table:style-name="ro1">
          <table:table-cell table:number-columns-repeated="2"/>
          <table:table-cell office:value-type="float" office:value="-0.9192" calcext:value-type="float">
            <text:p>-0.9192</text:p>
          </table:table-cell>
          <table:table-cell/>
          <table:table-cell office:value-type="float" office:value="-0.1911" calcext:value-type="float">
            <text:p>-0.1911</text:p>
          </table:table-cell>
          <table:table-cell/>
          <table:table-cell office:value-type="float" office:value="0.5028" calcext:value-type="float">
            <text:p>0.5028</text:p>
          </table:table-cell>
        </table:table-row>
        <table:table-row table:style-name="ro1">
          <table:table-cell table:number-columns-repeated="2"/>
          <table:table-cell office:value-type="float" office:value="-0.9092" calcext:value-type="float">
            <text:p>-0.9092</text:p>
          </table:table-cell>
          <table:table-cell/>
          <table:table-cell office:value-type="float" office:value="-0.1811" calcext:value-type="float">
            <text:p>-0.1811</text:p>
          </table:table-cell>
          <table:table-cell/>
          <table:table-cell office:value-type="float" office:value="0.5129" calcext:value-type="float">
            <text:p>0.5129</text:p>
          </table:table-cell>
        </table:table-row>
        <table:table-row table:style-name="ro1">
          <table:table-cell table:number-columns-repeated="2"/>
          <table:table-cell office:value-type="float" office:value="-0.8992" calcext:value-type="float">
            <text:p>-0.8992</text:p>
          </table:table-cell>
          <table:table-cell/>
          <table:table-cell office:value-type="float" office:value="-0.1711" calcext:value-type="float">
            <text:p>-0.1711</text:p>
          </table:table-cell>
          <table:table-cell/>
          <table:table-cell office:value-type="float" office:value="0.5228" calcext:value-type="float">
            <text:p>0.5228</text:p>
          </table:table-cell>
        </table:table-row>
        <table:table-row table:style-name="ro1">
          <table:table-cell table:number-columns-repeated="2"/>
          <table:table-cell office:value-type="float" office:value="-0.8892" calcext:value-type="float">
            <text:p>-0.8892</text:p>
          </table:table-cell>
          <table:table-cell/>
          <table:table-cell office:value-type="float" office:value="-0.1611" calcext:value-type="float">
            <text:p>-0.1611</text:p>
          </table:table-cell>
          <table:table-cell/>
          <table:table-cell office:value-type="float" office:value="0.5328" calcext:value-type="float">
            <text:p>0.5328</text:p>
          </table:table-cell>
        </table:table-row>
        <table:table-row table:style-name="ro1">
          <table:table-cell table:number-columns-repeated="2"/>
          <table:table-cell office:value-type="float" office:value="-0.8792" calcext:value-type="float">
            <text:p>-0.8792</text:p>
          </table:table-cell>
          <table:table-cell/>
          <table:table-cell office:value-type="float" office:value="-0.151" calcext:value-type="float">
            <text:p>-0.151</text:p>
          </table:table-cell>
          <table:table-cell/>
          <table:table-cell office:value-type="float" office:value="0.5429" calcext:value-type="float">
            <text:p>0.5429</text:p>
          </table:table-cell>
        </table:table-row>
        <table:table-row table:style-name="ro1">
          <table:table-cell table:number-columns-repeated="2"/>
          <table:table-cell office:value-type="float" office:value="-0.8692" calcext:value-type="float">
            <text:p>-0.8692</text:p>
          </table:table-cell>
          <table:table-cell/>
          <table:table-cell office:value-type="float" office:value="-0.1411" calcext:value-type="float">
            <text:p>-0.1411</text:p>
          </table:table-cell>
          <table:table-cell/>
          <table:table-cell office:value-type="float" office:value="0.7205" calcext:value-type="float">
            <text:p>0.7205</text:p>
          </table:table-cell>
        </table:table-row>
        <table:table-row table:style-name="ro1">
          <table:table-cell table:number-columns-repeated="2"/>
          <table:table-cell office:value-type="float" office:value="-0.8592" calcext:value-type="float">
            <text:p>-0.8592</text:p>
          </table:table-cell>
          <table:table-cell/>
          <table:table-cell office:value-type="float" office:value="-0.1311" calcext:value-type="float">
            <text:p>-0.1311</text:p>
          </table:table-cell>
          <table:table-cell/>
          <table:table-cell office:value-type="float" office:value="0.7305" calcext:value-type="float">
            <text:p>0.7305</text:p>
          </table:table-cell>
        </table:table-row>
        <table:table-row table:style-name="ro1">
          <table:table-cell table:number-columns-repeated="2"/>
          <table:table-cell office:value-type="float" office:value="-0.8492" calcext:value-type="float">
            <text:p>-0.8492</text:p>
          </table:table-cell>
          <table:table-cell/>
          <table:table-cell office:value-type="float" office:value="-0.1745" calcext:value-type="float">
            <text:p>-0.1745</text:p>
          </table:table-cell>
          <table:table-cell/>
          <table:table-cell office:value-type="float" office:value="0.7404" calcext:value-type="float">
            <text:p>0.7404</text:p>
          </table:table-cell>
        </table:table-row>
        <table:table-row table:style-name="ro1">
          <table:table-cell table:number-columns-repeated="2"/>
          <table:table-cell office:value-type="float" office:value="-0.8392" calcext:value-type="float">
            <text:p>-0.8392</text:p>
          </table:table-cell>
          <table:table-cell/>
          <table:table-cell office:value-type="float" office:value="-0.1644" calcext:value-type="float">
            <text:p>-0.1644</text:p>
          </table:table-cell>
          <table:table-cell/>
          <table:table-cell office:value-type="float" office:value="0.7505" calcext:value-type="float">
            <text:p>0.7505</text:p>
          </table:table-cell>
        </table:table-row>
        <table:table-row table:style-name="ro1">
          <table:table-cell table:number-columns-repeated="2"/>
          <table:table-cell office:value-type="float" office:value="-0.8292" calcext:value-type="float">
            <text:p>-0.8292</text:p>
          </table:table-cell>
          <table:table-cell/>
          <table:table-cell office:value-type="float" office:value="-0.1544" calcext:value-type="float">
            <text:p>-0.1544</text:p>
          </table:table-cell>
          <table:table-cell/>
          <table:table-cell office:value-type="float" office:value="0.7605" calcext:value-type="float">
            <text:p>0.7605</text:p>
          </table:table-cell>
        </table:table-row>
        <table:table-row table:style-name="ro1">
          <table:table-cell table:number-columns-repeated="2"/>
          <table:table-cell office:value-type="float" office:value="-0.8192" calcext:value-type="float">
            <text:p>-0.8192</text:p>
          </table:table-cell>
          <table:table-cell/>
          <table:table-cell office:value-type="float" office:value="0.126" calcext:value-type="float">
            <text:p>0.126</text:p>
          </table:table-cell>
          <table:table-cell/>
          <table:table-cell office:value-type="float" office:value="0.7705" calcext:value-type="float">
            <text:p>0.7705</text:p>
          </table:table-cell>
        </table:table-row>
        <table:table-row table:style-name="ro1">
          <table:table-cell table:number-columns-repeated="2"/>
          <table:table-cell office:value-type="float" office:value="-0.8092" calcext:value-type="float">
            <text:p>-0.8092</text:p>
          </table:table-cell>
          <table:table-cell/>
          <table:table-cell office:value-type="float" office:value="0.136" calcext:value-type="float">
            <text:p>0.136</text:p>
          </table:table-cell>
          <table:table-cell/>
          <table:table-cell office:value-type="float" office:value="0.7805" calcext:value-type="float">
            <text:p>0.7805</text:p>
          </table:table-cell>
        </table:table-row>
        <table:table-row table:style-name="ro1">
          <table:table-cell table:number-columns-repeated="2"/>
          <table:table-cell office:value-type="float" office:value="-0.7992" calcext:value-type="float">
            <text:p>-0.7992</text:p>
          </table:table-cell>
          <table:table-cell/>
          <table:table-cell office:value-type="float" office:value="0.146" calcext:value-type="float">
            <text:p>0.146</text:p>
          </table:table-cell>
          <table:table-cell/>
          <table:table-cell office:value-type="float" office:value="0.7904" calcext:value-type="float">
            <text:p>0.7904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/>
          <table:table-cell office:value-type="float" office:value="0.156" calcext:value-type="float">
            <text:p>0.156</text:p>
          </table:table-cell>
          <table:table-cell/>
          <table:table-cell office:value-type="float" office:value="0.8005" calcext:value-type="float">
            <text:p>0.8005</text:p>
          </table:table-cell>
        </table:table-row>
        <table:table-row table:style-name="ro1">
          <table:table-cell table:number-columns-repeated="2"/>
          <table:table-cell office:value-type="float" office:value="-0.7599" calcext:value-type="float">
            <text:p>-0.7599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office:value-type="float" office:value="0.8105" calcext:value-type="float">
            <text:p>0.8105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/>
          <table:table-cell office:value-type="float" office:value="0.176" calcext:value-type="float">
            <text:p>0.176</text:p>
          </table:table-cell>
          <table:table-cell/>
          <table:table-cell office:value-type="float" office:value="0.1377" calcext:value-type="float">
            <text:p>0.1377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/>
          <table:table-cell office:value-type="float" office:value="0.186" calcext:value-type="float">
            <text:p>0.186</text:p>
          </table:table-cell>
          <table:table-cell/>
          <table:table-cell office:value-type="float" office:value="0.1478" calcext:value-type="float">
            <text:p>0.1478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/>
          <table:table-cell office:value-type="float" office:value="0.196" calcext:value-type="float">
            <text:p>0.196</text:p>
          </table:table-cell>
          <table:table-cell/>
          <table:table-cell office:value-type="float" office:value="0.1577" calcext:value-type="float">
            <text:p>0.1577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/>
          <table:table-cell office:value-type="float" office:value="0.206" calcext:value-type="float">
            <text:p>0.206</text:p>
          </table:table-cell>
          <table:table-cell/>
          <table:table-cell office:value-type="float" office:value="0.1677" calcext:value-type="float">
            <text:p>0.1677</text:p>
          </table:table-cell>
        </table:table-row>
        <table:table-row table:style-name="ro1">
          <table:table-cell table:number-columns-repeated="2"/>
          <table:table-cell office:value-type="float" office:value="-0.7099" calcext:value-type="float">
            <text:p>-0.7099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/>
          <table:table-cell office:value-type="float" office:value="0.226" calcext:value-type="float">
            <text:p>0.226</text:p>
          </table:table-cell>
          <table:table-cell/>
          <table:table-cell office:value-type="float" office:value="0.1877" calcext:value-type="float">
            <text:p>0.1877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/>
          <table:table-cell office:value-type="float" office:value="0.236" calcext:value-type="float">
            <text:p>0.236</text:p>
          </table:table-cell>
          <table:table-cell/>
          <table:table-cell office:value-type="float" office:value="0.1978" calcext:value-type="float">
            <text:p>0.1978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/>
          <table:table-cell office:value-type="float" office:value="0.246" calcext:value-type="float">
            <text:p>0.246</text:p>
          </table:table-cell>
          <table:table-cell/>
          <table:table-cell office:value-type="float" office:value="0.2077" calcext:value-type="float">
            <text:p>0.2077</text:p>
          </table:table-cell>
        </table:table-row>
        <table:table-row table:style-name="ro1">
          <table:table-cell table:number-columns-repeated="2"/>
          <table:table-cell office:value-type="float" office:value="-0.67" calcext:value-type="float">
            <text:p>-0.67</text:p>
          </table:table-cell>
          <table:table-cell/>
          <table:table-cell office:value-type="float" office:value="0.256" calcext:value-type="float">
            <text:p>0.256</text:p>
          </table:table-cell>
          <table:table-cell/>
          <table:table-cell office:value-type="float" office:value="0.2177" calcext:value-type="float">
            <text:p>0.2177</text:p>
          </table:table-cell>
        </table:table-row>
        <table:table-row table:style-name="ro1">
          <table:table-cell table:number-columns-repeated="2"/>
          <table:table-cell office:value-type="float" office:value="-0.6599" calcext:value-type="float">
            <text:p>-0.6599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office:value-type="float" office:value="0.2278" calcext:value-type="float">
            <text:p>0.2278</text:p>
          </table:table-cell>
        </table:table-row>
        <table:table-row table:style-name="ro1">
          <table:table-cell table:number-columns-repeated="2"/>
          <table:table-cell office:value-type="float" office:value="-0.65" calcext:value-type="float">
            <text:p>-0.65</text:p>
          </table:table-cell>
          <table:table-cell/>
          <table:table-cell office:value-type="float" office:value="0.276" calcext:value-type="float">
            <text:p>0.276</text:p>
          </table:table-cell>
          <table:table-cell/>
          <table:table-cell office:value-type="float" office:value="0.2377" calcext:value-type="float">
            <text:p>0.2377</text:p>
          </table:table-cell>
        </table:table-row>
        <table:table-row table:style-name="ro1">
          <table:table-cell table:number-columns-repeated="2"/>
          <table:table-cell office:value-type="float" office:value="-0.64" calcext:value-type="float">
            <text:p>-0.64</text:p>
          </table:table-cell>
          <table:table-cell/>
          <table:table-cell office:value-type="float" office:value="0.286" calcext:value-type="float">
            <text:p>0.286</text:p>
          </table:table-cell>
          <table:table-cell/>
          <table:table-cell office:value-type="float" office:value="0.2478" calcext:value-type="float">
            <text:p>0.2478</text:p>
          </table:table-cell>
        </table:table-row>
        <table:table-row table:style-name="ro1">
          <table:table-cell table:number-columns-repeated="2"/>
          <table:table-cell office:value-type="float" office:value="-0.63" calcext:value-type="float">
            <text:p>-0.63</text:p>
          </table:table-cell>
          <table:table-cell/>
          <table:table-cell office:value-type="float" office:value="0.296" calcext:value-type="float">
            <text:p>0.296</text:p>
          </table:table-cell>
          <table:table-cell/>
          <table:table-cell office:value-type="float" office:value="0.2577" calcext:value-type="float">
            <text:p>0.2577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/>
          <table:table-cell office:value-type="float" office:value="0.306" calcext:value-type="float">
            <text:p>0.306</text:p>
          </table:table-cell>
          <table:table-cell/>
          <table:table-cell office:value-type="float" office:value="0.2677" calcext:value-type="float">
            <text:p>0.2677</text:p>
          </table:table-cell>
        </table:table-row>
        <table:table-row table:style-name="ro1">
          <table:table-cell table:number-columns-repeated="2"/>
          <table:table-cell office:value-type="float" office:value="-0.6099" calcext:value-type="float">
            <text:p>-0.6099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0.2778" calcext:value-type="float">
            <text:p>0.2778</text:p>
          </table:table-cell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/>
          <table:table-cell office:value-type="float" office:value="0.326" calcext:value-type="float">
            <text:p>0.326</text:p>
          </table:table-cell>
          <table:table-cell/>
          <table:table-cell office:value-type="float" office:value="0.2877" calcext:value-type="float">
            <text:p>0.2877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/>
          <table:table-cell office:value-type="float" office:value="0.336" calcext:value-type="float">
            <text:p>0.336</text:p>
          </table:table-cell>
          <table:table-cell/>
          <table:table-cell office:value-type="float" office:value="0.2978" calcext:value-type="float">
            <text:p>0.2978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/>
          <table:table-cell office:value-type="float" office:value="0.346" calcext:value-type="float">
            <text:p>0.346</text:p>
          </table:table-cell>
          <table:table-cell/>
          <table:table-cell office:value-type="float" office:value="0.3077" calcext:value-type="float">
            <text:p>0.3077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/>
          <table:table-cell office:value-type="float" office:value="0.356" calcext:value-type="float">
            <text:p>0.356</text:p>
          </table:table-cell>
          <table:table-cell/>
          <table:table-cell office:value-type="float" office:value="0.3177" calcext:value-type="float">
            <text:p>0.3177</text:p>
          </table:table-cell>
        </table:table-row>
        <table:table-row table:style-name="ro1">
          <table:table-cell table:number-columns-repeated="2"/>
          <table:table-cell office:value-type="float" office:value="-0.5599" calcext:value-type="float">
            <text:p>-0.5599</text:p>
          </table:table-cell>
          <table:table-cell/>
          <table:table-cell office:value-type="float" office:value="0.366" calcext:value-type="float">
            <text:p>0.366</text:p>
          </table:table-cell>
          <table:table-cell/>
          <table:table-cell office:value-type="float" office:value="0.3278" calcext:value-type="float">
            <text:p>0.3278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/>
          <table:table-cell office:value-type="float" office:value="0.376" calcext:value-type="float">
            <text:p>0.376</text:p>
          </table:table-cell>
          <table:table-cell/>
          <table:table-cell office:value-type="float" office:value="0.3377" calcext:value-type="float">
            <text:p>0.3377</text:p>
          </table:table-cell>
        </table:table-row>
        <table:table-row table:style-name="ro1">
          <table:table-cell table:number-columns-repeated="2"/>
          <table:table-cell office:value-type="float" office:value="-0.54" calcext:value-type="float">
            <text:p>-0.54</text:p>
          </table:table-cell>
          <table:table-cell/>
          <table:table-cell office:value-type="float" office:value="0.386" calcext:value-type="float">
            <text:p>0.386</text:p>
          </table:table-cell>
          <table:table-cell/>
          <table:table-cell office:value-type="float" office:value="0.3478" calcext:value-type="float">
            <text:p>0.3478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/>
          <table:table-cell office:value-type="float" office:value="0.396" calcext:value-type="float">
            <text:p>0.396</text:p>
          </table:table-cell>
          <table:table-cell/>
          <table:table-cell office:value-type="float" office:value="0.3577" calcext:value-type="float">
            <text:p>0.3577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/>
          <table:table-cell office:value-type="float" office:value="0.406" calcext:value-type="float">
            <text:p>0.406</text:p>
          </table:table-cell>
          <table:table-cell/>
          <table:table-cell office:value-type="float" office:value="0.3677" calcext:value-type="float">
            <text:p>0.3677</text:p>
          </table:table-cell>
        </table:table-row>
        <table:table-row table:style-name="ro1">
          <table:table-cell table:number-columns-repeated="2"/>
          <table:table-cell office:value-type="float" office:value="-0.5099" calcext:value-type="float">
            <text:p>-0.5099</text:p>
          </table:table-cell>
          <table:table-cell/>
          <table:table-cell office:value-type="float" office:value="0.416" calcext:value-type="float">
            <text:p>0.416</text:p>
          </table:table-cell>
          <table:table-cell/>
          <table:table-cell office:value-type="float" office:value="0.6512" calcext:value-type="float">
            <text:p>0.6512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office:value-type="float" office:value="0.5984" calcext:value-type="float">
            <text:p>0.5984</text:p>
          </table:table-cell>
          <table:table-cell/>
          <table:table-cell office:value-type="float" office:value="0.6611" calcext:value-type="float">
            <text:p>0.6611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/>
          <table:table-cell office:value-type="float" office:value="0.6084" calcext:value-type="float">
            <text:p>0.6084</text:p>
          </table:table-cell>
          <table:table-cell/>
          <table:table-cell office:value-type="float" office:value="0.823" calcext:value-type="float">
            <text:p>0.823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/>
          <table:table-cell office:value-type="float" office:value="0.6184" calcext:value-type="float">
            <text:p>0.6184</text:p>
          </table:table-cell>
          <table:table-cell/>
          <table:table-cell office:value-type="float" office:value="0.8329" calcext:value-type="float">
            <text:p>0.8329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/>
          <table:table-cell office:value-type="float" office:value="0.6284" calcext:value-type="float">
            <text:p>0.6284</text:p>
          </table:table-cell>
          <table:table-cell/>
          <table:table-cell office:value-type="float" office:value="0.8429" calcext:value-type="float">
            <text:p>0.8429</text:p>
          </table:table-cell>
        </table:table-row>
      </table:table>
      <table:table table:name="TerminalDistribution" table:style-name="ta1">
        <table:shapes>
          <draw:frame draw:z-index="0" draw:style-name="gr1" draw:text-style-name="P1" svg:width="748.57pt" svg:height="331.2pt" svg:x="445.07pt" svg:y="1015.29pt">
            <loext:p draw:notify-on-update-of-ranges="TerminalDistribution.F2:TerminalDistribution.F2 TerminalDistribution.F1:TerminalDistribution.F502 TerminalDistribution.B2:TerminalDistribution.B2 TerminalDistribution.B3:TerminalDistribution.B502 TerminalDistribution.B2:TerminalDistribution.B2 TerminalDistribution.D2:TerminalDistribution.D2 TerminalDistribution.D3:TerminalDistribution.D5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4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xponential</text:p>
          </table:table-cell>
          <table:table-cell/>
          <table:table-cell table:style-name="ce6" office:value-type="string" calcext:value-type="string">
            <text:p>Conditional</text:p>
          </table:table-cell>
          <table:table-cell/>
          <table:table-cell table:style-name="ce3" office:value-type="string" calcext:value-type="string">
            <text:p>Levy</text:p>
          </table:table-cell>
          <table:table-cell table:number-columns-repeated="2"/>
          <table:table-cell table:style-name="ce7" office:value-type="string" calcext:value-type="string">
            <text:p>Parameters</text:p>
          </table:table-cell>
          <table:table-cell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ump Mean 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ump Stdv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istogram Points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 Deviations</text:p>
            <text:p>Rang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umber of simulaitons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4" calcext:value-type="float">
            <text:p>0.00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6" calcext:value-type="float">
            <text:p>0.00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8" calcext:value-type="float">
            <text:p>0.0018</text:p>
          </table:table-cell>
          <table:table-cell/>
          <table:table-cell office:value-type="float" office:value="0.0017" calcext:value-type="float">
            <text:p>0.0017</text:p>
          </table:table-cell>
          <table:table-cell/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7" calcext:value-type="float">
            <text:p>0.0017</text:p>
          </table:table-cell>
          <table:table-cell/>
          <table:table-cell office:value-type="float" office:value="0.0018" calcext:value-type="float">
            <text:p>0.0018</text:p>
          </table:table-cell>
          <table:table-cell/>
          <table:table-cell office:value-type="float" office:value="0.0016" calcext:value-type="float">
            <text:p>0.00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7" calcext:value-type="float">
            <text:p>0.0017</text:p>
          </table:table-cell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9" calcext:value-type="float">
            <text:p>0.00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8" calcext:value-type="float">
            <text:p>0.00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8" calcext:value-type="float">
            <text:p>0.0018</text:p>
          </table:table-cell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19" calcext:value-type="float">
            <text:p>0.00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9" calcext:value-type="float">
            <text:p>0.00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1" calcext:value-type="float">
            <text:p>0.0021</text:p>
          </table:table-cell>
          <table:table-cell/>
          <table:table-cell office:value-type="float" office:value="0.0021" calcext:value-type="float">
            <text:p>0.0021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1" calcext:value-type="float">
            <text:p>0.0021</text:p>
          </table:table-cell>
          <table:table-cell/>
          <table:table-cell office:value-type="float" office:value="0.0021" calcext:value-type="float">
            <text:p>0.0021</text:p>
          </table:table-cell>
          <table:table-cell/>
          <table:table-cell office:value-type="float" office:value="0.0021" calcext:value-type="float">
            <text:p>0.00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1" calcext:value-type="float">
            <text:p>0.0021</text:p>
          </table:table-cell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1" calcext:value-type="float">
            <text:p>0.00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3" calcext:value-type="float">
            <text:p>0.0023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3" calcext:value-type="float">
            <text:p>0.00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3" calcext:value-type="float">
            <text:p>0.0023</text:p>
          </table:table-cell>
          <table:table-cell/>
          <table:table-cell office:value-type="float" office:value="0.0023" calcext:value-type="float">
            <text:p>0.00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5" calcext:value-type="float">
            <text:p>0.0025</text:p>
          </table:table-cell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7" calcext:value-type="float">
            <text:p>0.0027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8" calcext:value-type="float">
            <text:p>0.0028</text:p>
          </table:table-cell>
          <table:table-cell/>
          <table:table-cell office:value-type="float" office:value="0.0027" calcext:value-type="float">
            <text:p>0.00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8" calcext:value-type="float">
            <text:p>0.0028</text:p>
          </table:table-cell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7" calcext:value-type="float">
            <text:p>0.00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7" calcext:value-type="float">
            <text:p>0.0027</text:p>
          </table:table-cell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7" calcext:value-type="float">
            <text:p>0.00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31" calcext:value-type="float">
            <text:p>0.0031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31" calcext:value-type="float">
            <text:p>0.0031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1" calcext:value-type="float">
            <text:p>0.0031</text:p>
          </table:table-cell>
          <table:table-cell/>
          <table:table-cell office:value-type="float" office:value="0.0032" calcext:value-type="float">
            <text:p>0.0032</text:p>
          </table:table-cell>
          <table:table-cell/>
          <table:table-cell office:value-type="float" office:value="0.0031" calcext:value-type="float">
            <text:p>0.00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1" calcext:value-type="float">
            <text:p>0.0031</text:p>
          </table:table-cell>
          <table:table-cell/>
          <table:table-cell office:value-type="float" office:value="0.0033" calcext:value-type="float">
            <text:p>0.0033</text:p>
          </table:table-cell>
          <table:table-cell/>
          <table:table-cell office:value-type="float" office:value="0.0031" calcext:value-type="float">
            <text:p>0.00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2" calcext:value-type="float">
            <text:p>0.0032</text:p>
          </table:table-cell>
          <table:table-cell/>
          <table:table-cell office:value-type="float" office:value="0.0034" calcext:value-type="float">
            <text:p>0.0034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3" calcext:value-type="float">
            <text:p>0.0033</text:p>
          </table:table-cell>
          <table:table-cell/>
          <table:table-cell office:value-type="float" office:value="0.0034" calcext:value-type="float">
            <text:p>0.0034</text:p>
          </table:table-cell>
          <table:table-cell/>
          <table:table-cell office:value-type="float" office:value="0.0034" calcext:value-type="float">
            <text:p>0.00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4" calcext:value-type="float">
            <text:p>0.0034</text:p>
          </table:table-cell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4" calcext:value-type="float">
            <text:p>0.00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4" calcext:value-type="float">
            <text:p>0.0034</text:p>
          </table:table-cell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6" calcext:value-type="float">
            <text:p>0.00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6" calcext:value-type="float">
            <text:p>0.0036</text:p>
          </table:table-cell>
          <table:table-cell/>
          <table:table-cell office:value-type="float" office:value="0.0036" calcext:value-type="float">
            <text:p>0.00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7" calcext:value-type="float">
            <text:p>0.0037</text:p>
          </table:table-cell>
          <table:table-cell/>
          <table:table-cell office:value-type="float" office:value="0.0037" calcext:value-type="float">
            <text:p>0.0037</text:p>
          </table:table-cell>
          <table:table-cell/>
          <table:table-cell office:value-type="float" office:value="0.0035" calcext:value-type="float">
            <text:p>0.00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6" calcext:value-type="float">
            <text:p>0.0036</text:p>
          </table:table-cell>
          <table:table-cell/>
          <table:table-cell office:value-type="float" office:value="0.0039" calcext:value-type="float">
            <text:p>0.0039</text:p>
          </table:table-cell>
          <table:table-cell/>
          <table:table-cell office:value-type="float" office:value="0.0037" calcext:value-type="float">
            <text:p>0.00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7" calcext:value-type="float">
            <text:p>0.0037</text:p>
          </table:table-cell>
          <table:table-cell/>
          <table:table-cell office:value-type="float" office:value="0.0038" calcext:value-type="float">
            <text:p>0.0038</text:p>
          </table:table-cell>
          <table:table-cell/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7" calcext:value-type="float">
            <text:p>0.0037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39" calcext:value-type="float">
            <text:p>0.00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39" calcext:value-type="float">
            <text:p>0.0039</text:p>
          </table:table-cell>
          <table:table-cell/>
          <table:table-cell office:value-type="float" office:value="0.0039" calcext:value-type="float">
            <text:p>0.00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41" calcext:value-type="float">
            <text:p>0.0041</text:p>
          </table:table-cell>
          <table:table-cell/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1" calcext:value-type="float">
            <text:p>0.0041</text:p>
          </table:table-cell>
          <table:table-cell/>
          <table:table-cell office:value-type="float" office:value="0.0042" calcext:value-type="float">
            <text:p>0.0042</text:p>
          </table:table-cell>
          <table:table-cell/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2" calcext:value-type="float">
            <text:p>0.0042</text:p>
          </table:table-cell>
          <table:table-cell/>
          <table:table-cell office:value-type="float" office:value="0.0044" calcext:value-type="float">
            <text:p>0.0044</text:p>
          </table:table-cell>
          <table:table-cell/>
          <table:table-cell office:value-type="float" office:value="0.0042" calcext:value-type="float">
            <text:p>0.00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2" calcext:value-type="float">
            <text:p>0.0042</text:p>
          </table:table-cell>
          <table:table-cell/>
          <table:table-cell office:value-type="float" office:value="0.0044" calcext:value-type="float">
            <text:p>0.0044</text:p>
          </table:table-cell>
          <table:table-cell/>
          <table:table-cell office:value-type="float" office:value="0.0043" calcext:value-type="float">
            <text:p>0.00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45" calcext:value-type="float">
            <text:p>0.0045</text:p>
          </table:table-cell>
          <table:table-cell/>
          <table:table-cell office:value-type="float" office:value="0.0043" calcext:value-type="float">
            <text:p>0.00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4" calcext:value-type="float">
            <text:p>0.0044</text:p>
          </table:table-cell>
          <table:table-cell/>
          <table:table-cell office:value-type="float" office:value="0.0046" calcext:value-type="float">
            <text:p>0.0046</text:p>
          </table:table-cell>
          <table:table-cell/>
          <table:table-cell office:value-type="float" office:value="0.0043" calcext:value-type="float">
            <text:p>0.00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4" calcext:value-type="float">
            <text:p>0.0044</text:p>
          </table:table-cell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5" calcext:value-type="float">
            <text:p>0.00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6" calcext:value-type="float">
            <text:p>0.0046</text:p>
          </table:table-cell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5" calcext:value-type="float">
            <text:p>0.00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6" calcext:value-type="float">
            <text:p>0.0046</text:p>
          </table:table-cell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8" calcext:value-type="float">
            <text:p>0.0048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8" calcext:value-type="float">
            <text:p>0.0048</text:p>
          </table:table-cell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0048" calcext:value-type="float">
            <text:p>0.00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8" calcext:value-type="float">
            <text:p>0.0048</text:p>
          </table:table-cell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0048" calcext:value-type="float">
            <text:p>0.00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52" calcext:value-type="float">
            <text:p>0.0052</text:p>
          </table:table-cell>
          <table:table-cell/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0054" calcext:value-type="float">
            <text:p>0.0054</text:p>
          </table:table-cell>
          <table:table-cell/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53" calcext:value-type="float">
            <text:p>0.0053</text:p>
          </table:table-cell>
          <table:table-cell/>
          <table:table-cell office:value-type="float" office:value="0.0052" calcext:value-type="float">
            <text:p>0.00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3" calcext:value-type="float">
            <text:p>0.0053</text:p>
          </table:table-cell>
          <table:table-cell/>
          <table:table-cell office:value-type="float" office:value="0.0055" calcext:value-type="float">
            <text:p>0.0055</text:p>
          </table:table-cell>
          <table:table-cell/>
          <table:table-cell office:value-type="float" office:value="0.0053" calcext:value-type="float">
            <text:p>0.00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3" calcext:value-type="float">
            <text:p>0.0053</text:p>
          </table:table-cell>
          <table:table-cell/>
          <table:table-cell office:value-type="float" office:value="0.0055" calcext:value-type="float">
            <text:p>0.0055</text:p>
          </table:table-cell>
          <table:table-cell/>
          <table:table-cell office:value-type="float" office:value="0.0053" calcext:value-type="float">
            <text:p>0.00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4" calcext:value-type="float">
            <text:p>0.0054</text:p>
          </table:table-cell>
          <table:table-cell/>
          <table:table-cell office:value-type="float" office:value="0.0057" calcext:value-type="float">
            <text:p>0.0057</text:p>
          </table:table-cell>
          <table:table-cell/>
          <table:table-cell office:value-type="float" office:value="0.0055" calcext:value-type="float">
            <text:p>0.00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4" calcext:value-type="float">
            <text:p>0.0054</text:p>
          </table:table-cell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7" calcext:value-type="float">
            <text:p>0.00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6" calcext:value-type="float">
            <text:p>0.0056</text:p>
          </table:table-cell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6" calcext:value-type="float">
            <text:p>0.00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9" calcext:value-type="float">
            <text:p>0.0059</text:p>
          </table:table-cell>
          <table:table-cell/>
          <table:table-cell office:value-type="float" office:value="0.0057" calcext:value-type="float">
            <text:p>0.00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9" calcext:value-type="float">
            <text:p>0.0059</text:p>
          </table:table-cell>
          <table:table-cell/>
          <table:table-cell office:value-type="float" office:value="0.0057" calcext:value-type="float">
            <text:p>0.00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7" calcext:value-type="float">
            <text:p>0.0057</text:p>
          </table:table-cell>
          <table:table-cell/>
          <table:table-cell office:value-type="float" office:value="0.0061" calcext:value-type="float">
            <text:p>0.0061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9" calcext:value-type="float">
            <text:p>0.0059</text:p>
          </table:table-cell>
          <table:table-cell/>
          <table:table-cell office:value-type="float" office:value="0.0062" calcext:value-type="float">
            <text:p>0.0062</text:p>
          </table:table-cell>
          <table:table-cell/>
          <table:table-cell office:value-type="float" office:value="0.0058" calcext:value-type="float">
            <text:p>0.00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9" calcext:value-type="float">
            <text:p>0.0059</text:p>
          </table:table-cell>
          <table:table-cell/>
          <table:table-cell office:value-type="float" office:value="0.0062" calcext:value-type="float">
            <text:p>0.0062</text:p>
          </table:table-cell>
          <table:table-cell/>
          <table:table-cell office:value-type="float" office:value="0.0059" calcext:value-type="float">
            <text:p>0.00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1" calcext:value-type="float">
            <text:p>0.0061</text:p>
          </table:table-cell>
          <table:table-cell/>
          <table:table-cell office:value-type="float" office:value="0.0063" calcext:value-type="float">
            <text:p>0.0063</text:p>
          </table:table-cell>
          <table:table-cell/>
          <table:table-cell office:value-type="float" office:value="0.0061" calcext:value-type="float">
            <text:p>0.00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2" calcext:value-type="float">
            <text:p>0.0062</text:p>
          </table:table-cell>
          <table:table-cell/>
          <table:table-cell office:value-type="float" office:value="0.0064" calcext:value-type="float">
            <text:p>0.0064</text:p>
          </table:table-cell>
          <table:table-cell/>
          <table:table-cell office:value-type="float" office:value="0.0062" calcext:value-type="float">
            <text:p>0.00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2" calcext:value-type="float">
            <text:p>0.0062</text:p>
          </table:table-cell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2" calcext:value-type="float">
            <text:p>0.00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2" calcext:value-type="float">
            <text:p>0.0062</text:p>
          </table:table-cell>
          <table:table-cell/>
          <table:table-cell office:value-type="float" office:value="0.0066" calcext:value-type="float">
            <text:p>0.0066</text:p>
          </table:table-cell>
          <table:table-cell/>
          <table:table-cell office:value-type="float" office:value="0.0065" calcext:value-type="float">
            <text:p>0.00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4" calcext:value-type="float">
            <text:p>0.0064</text:p>
          </table:table-cell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64" calcext:value-type="float">
            <text:p>0.00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65" calcext:value-type="float">
            <text:p>0.00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67" calcext:value-type="float">
            <text:p>0.00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67" calcext:value-type="float">
            <text:p>0.00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72" calcext:value-type="float">
            <text:p>0.0072</text:p>
          </table:table-cell>
          <table:table-cell/>
          <table:table-cell office:value-type="float" office:value="0.0069" calcext:value-type="float">
            <text:p>0.00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3" calcext:value-type="float">
            <text:p>0.0073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2" calcext:value-type="float">
            <text:p>0.0072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2" calcext:value-type="float">
            <text:p>0.0072</text:p>
          </table:table-cell>
          <table:table-cell/>
          <table:table-cell office:value-type="float" office:value="0.0073" calcext:value-type="float">
            <text:p>0.0073</text:p>
          </table:table-cell>
          <table:table-cell/>
          <table:table-cell office:value-type="float" office:value="0.0072" calcext:value-type="float">
            <text:p>0.00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3" calcext:value-type="float">
            <text:p>0.0073</text:p>
          </table:table-cell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2" calcext:value-type="float">
            <text:p>0.00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5" calcext:value-type="float">
            <text:p>0.0075</text:p>
          </table:table-cell>
          <table:table-cell/>
          <table:table-cell office:value-type="float" office:value="0.0075" calcext:value-type="float">
            <text:p>0.0075</text:p>
          </table:table-cell>
          <table:table-cell/>
          <table:table-cell office:value-type="float" office:value="0.0073" calcext:value-type="float">
            <text:p>0.00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6" calcext:value-type="float">
            <text:p>0.00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4" calcext:value-type="float">
            <text:p>0.00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4" calcext:value-type="float">
            <text:p>0.00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8" calcext:value-type="float">
            <text:p>0.00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6" calcext:value-type="float">
            <text:p>0.00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77" calcext:value-type="float">
            <text:p>0.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77" calcext:value-type="float">
            <text:p>0.0077</text:p>
          </table:table-cell>
          <table:table-cell/>
          <table:table-cell office:value-type="float" office:value="0.0077" calcext:value-type="float">
            <text:p>0.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78" calcext:value-type="float">
            <text:p>0.00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78" calcext:value-type="float">
            <text:p>0.00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77" calcext:value-type="float">
            <text:p>0.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79" calcext:value-type="float">
            <text:p>0.00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79" calcext:value-type="float">
            <text:p>0.00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2" calcext:value-type="float">
            <text:p>0.00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5" calcext:value-type="float">
            <text:p>0.00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6" calcext:value-type="float">
            <text:p>0.0086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5" calcext:value-type="float">
            <text:p>0.00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5" calcext:value-type="float">
            <text:p>0.00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5" calcext:value-type="float">
            <text:p>0.00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3" calcext:value-type="float">
            <text:p>0.0083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84" calcext:value-type="float">
            <text:p>0.00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4" calcext:value-type="float">
            <text:p>0.0084</text:p>
          </table:table-cell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82" calcext:value-type="float">
            <text:p>0.00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83" calcext:value-type="float">
            <text:p>0.0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1" calcext:value-type="float">
            <text:p>0.0081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77" calcext:value-type="float">
            <text:p>0.0077</text:p>
          </table:table-cell>
          <table:table-cell/>
          <table:table-cell office:value-type="float" office:value="0.0079" calcext:value-type="float">
            <text:p>0.00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9" calcext:value-type="float">
            <text:p>0.00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0075" calcext:value-type="float">
            <text:p>0.0075</text:p>
          </table:table-cell>
          <table:table-cell/>
          <table:table-cell office:value-type="float" office:value="0.0077" calcext:value-type="float">
            <text:p>0.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7" calcext:value-type="float">
            <text:p>0.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7" calcext:value-type="float">
            <text:p>0.0077</text:p>
          </table:table-cell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78" calcext:value-type="float">
            <text:p>0.00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3" calcext:value-type="float">
            <text:p>0.0073</text:p>
          </table:table-cell>
          <table:table-cell/>
          <table:table-cell office:value-type="float" office:value="0.0073" calcext:value-type="float">
            <text:p>0.0073</text:p>
          </table:table-cell>
          <table:table-cell/>
          <table:table-cell office:value-type="float" office:value="0.0075" calcext:value-type="float">
            <text:p>0.00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6" calcext:value-type="float">
            <text:p>0.0076</text:p>
          </table:table-cell>
          <table:table-cell/>
          <table:table-cell office:value-type="float" office:value="0.0072" calcext:value-type="float">
            <text:p>0.0072</text:p>
          </table:table-cell>
          <table:table-cell/>
          <table:table-cell office:value-type="float" office:value="0.0076" calcext:value-type="float">
            <text:p>0.00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5" calcext:value-type="float">
            <text:p>0.007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2" calcext:value-type="float">
            <text:p>0.00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1" calcext:value-type="float">
            <text:p>0.0071</text:p>
          </table:table-cell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72" calcext:value-type="float">
            <text:p>0.00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2" calcext:value-type="float">
            <text:p>0.0072</text:p>
          </table:table-cell>
          <table:table-cell/>
          <table:table-cell office:value-type="float" office:value="0.0069" calcext:value-type="float">
            <text:p>0.0069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68" calcext:value-type="float">
            <text:p>0.0068</text:p>
          </table:table-cell>
          <table:table-cell/>
          <table:table-cell office:value-type="float" office:value="0.0068" calcext:value-type="float">
            <text:p>0.00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9" calcext:value-type="float">
            <text:p>0.00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7" calcext:value-type="float">
            <text:p>0.0067</text:p>
          </table:table-cell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7" calcext:value-type="float">
            <text:p>0.00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float" office:value="0.0063" calcext:value-type="float">
            <text:p>0.0063</text:p>
          </table:table-cell>
          <table:table-cell/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3" calcext:value-type="float">
            <text:p>0.0063</text:p>
          </table:table-cell>
          <table:table-cell/>
          <table:table-cell office:value-type="float" office:value="0.0063" calcext:value-type="float">
            <text:p>0.0063</text:p>
          </table:table-cell>
          <table:table-cell/>
          <table:table-cell office:value-type="float" office:value="0.0062" calcext:value-type="float">
            <text:p>0.00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3" calcext:value-type="float">
            <text:p>0.0063</text:p>
          </table:table-cell>
          <table:table-cell/>
          <table:table-cell office:value-type="float" office:value="0.0061" calcext:value-type="float">
            <text:p>0.0061</text:p>
          </table:table-cell>
          <table:table-cell/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61" calcext:value-type="float">
            <text:p>0.0061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59" calcext:value-type="float">
            <text:p>0.00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8" calcext:value-type="float">
            <text:p>0.0058</text:p>
          </table:table-cell>
          <table:table-cell/>
          <table:table-cell office:value-type="float" office:value="0.0057" calcext:value-type="float">
            <text:p>0.00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7" calcext:value-type="float">
            <text:p>0.0057</text:p>
          </table:table-cell>
          <table:table-cell/>
          <table:table-cell office:value-type="float" office:value="0.0056" calcext:value-type="float">
            <text:p>0.0056</text:p>
          </table:table-cell>
          <table:table-cell/>
          <table:table-cell office:value-type="float" office:value="0.0056" calcext:value-type="float">
            <text:p>0.00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5" calcext:value-type="float">
            <text:p>0.0055</text:p>
          </table:table-cell>
          <table:table-cell/>
          <table:table-cell office:value-type="float" office:value="0.0055" calcext:value-type="float">
            <text:p>0.0055</text:p>
          </table:table-cell>
          <table:table-cell/>
          <table:table-cell office:value-type="float" office:value="0.0054" calcext:value-type="float">
            <text:p>0.00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3" calcext:value-type="float">
            <text:p>0.0053</text:p>
          </table:table-cell>
          <table:table-cell/>
          <table:table-cell office:value-type="float" office:value="0.0055" calcext:value-type="float">
            <text:p>0.0055</text:p>
          </table:table-cell>
          <table:table-cell/>
          <table:table-cell office:value-type="float" office:value="0.0053" calcext:value-type="float">
            <text:p>0.0053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0.0233" calcext:value-type="float">
            <text:p>0.0233</text:p>
          </table:table-cell>
          <table:table-cell/>
          <table:table-cell office:value-type="float" office:value="0.0053" calcext:value-type="float">
            <text:p>0.0053</text:p>
          </table:table-cell>
          <table:table-cell/>
          <table:table-cell table:style-name="ce5" office:value-type="float" office:value="0.0233" calcext:value-type="float">
            <text:p>0.02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6" calcext:value-type="float">
            <text:p>0.0046</text:p>
          </table:table-cell>
          <table:table-cell/>
          <table:table-cell office:value-type="float" office:value="0.0048" calcext:value-type="float">
            <text:p>0.0048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4" calcext:value-type="float">
            <text:p>0.0044</text:p>
          </table:table-cell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5" calcext:value-type="float">
            <text:p>0.00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45" calcext:value-type="float">
            <text:p>0.0045</text:p>
          </table:table-cell>
          <table:table-cell/>
          <table:table-cell office:value-type="float" office:value="0.0043" calcext:value-type="float">
            <text:p>0.00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42" calcext:value-type="float">
            <text:p>0.0042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9" calcext:value-type="float">
            <text:p>0.0039</text:p>
          </table:table-cell>
          <table:table-cell/>
          <table:table-cell office:value-type="float" office:value="0.0042" calcext:value-type="float">
            <text:p>0.0042</text:p>
          </table:table-cell>
          <table:table-cell/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9" calcext:value-type="float">
            <text:p>0.0039</text:p>
          </table:table-cell>
          <table:table-cell/>
          <table:table-cell office:value-type="float" office:value="0.0041" calcext:value-type="float">
            <text:p>0.0041</text:p>
          </table:table-cell>
          <table:table-cell/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8" calcext:value-type="float">
            <text:p>0.0038</text:p>
          </table:table-cell>
          <table:table-cell/>
          <table:table-cell office:value-type="float" office:value="0.0039" calcext:value-type="float">
            <text:p>0.0039</text:p>
          </table:table-cell>
          <table:table-cell/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8" calcext:value-type="float">
            <text:p>0.0038</text:p>
          </table:table-cell>
          <table:table-cell/>
          <table:table-cell office:value-type="float" office:value="0.0035" calcext:value-type="float">
            <text:p>0.00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8" calcext:value-type="float">
            <text:p>0.0038</text:p>
          </table:table-cell>
          <table:table-cell/>
          <table:table-cell office:value-type="float" office:value="0.0034" calcext:value-type="float">
            <text:p>0.00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3" calcext:value-type="float">
            <text:p>0.0033</text:p>
          </table:table-cell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032" calcext:value-type="float">
            <text:p>0.00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33" calcext:value-type="float">
            <text:p>0.003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33" calcext:value-type="float">
            <text:p>0.0033</text:p>
          </table:table-cell>
          <table:table-cell/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31" calcext:value-type="float">
            <text:p>0.0031</text:p>
          </table:table-cell>
          <table:table-cell/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7" calcext:value-type="float">
            <text:p>0.0027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5" calcext:value-type="float">
            <text:p>0.0025</text:p>
          </table:table-cell>
          <table:table-cell/>
          <table:table-cell office:value-type="float" office:value="0.0029" calcext:value-type="float">
            <text:p>0.0029</text:p>
          </table:table-cell>
          <table:table-cell/>
          <table:table-cell office:value-type="float" office:value="0.0026" calcext:value-type="float">
            <text:p>0.00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8" calcext:value-type="float">
            <text:p>0.0028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7" calcext:value-type="float">
            <text:p>0.0027</text:p>
          </table:table-cell>
          <table:table-cell/>
          <table:table-cell office:value-type="float" office:value="0.0023" calcext:value-type="float">
            <text:p>0.00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2" calcext:value-type="float">
            <text:p>0.0022</text:p>
          </table:table-cell>
          <table:table-cell/>
          <table:table-cell office:value-type="float" office:value="0.0026" calcext:value-type="float">
            <text:p>0.0026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1" calcext:value-type="float">
            <text:p>0.00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24" calcext:value-type="float">
            <text:p>0.002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23" calcext:value-type="float">
            <text:p>0.0023</text:p>
          </table:table-cell>
          <table:table-cell/>
          <table:table-cell office:value-type="float" office:value="0.0019" calcext:value-type="float">
            <text:p>0.00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8" calcext:value-type="float">
            <text:p>0.0018</text:p>
          </table:table-cell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18" calcext:value-type="float">
            <text:p>0.00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8" calcext:value-type="float">
            <text:p>0.0018</text:p>
          </table:table-cell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6" calcext:value-type="float">
            <text:p>0.00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9" calcext:value-type="float">
            <text:p>0.0019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6" calcext:value-type="float">
            <text:p>0.0016</text:p>
          </table:table-cell>
          <table:table-cell/>
          <table:table-cell office:value-type="float" office:value="0.0014" calcext:value-type="float">
            <text:p>0.00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3" calcext:value-type="float">
            <text:p>0.00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5" calcext:value-type="float">
            <text:p>0.0015</text:p>
          </table:table-cell>
          <table:table-cell/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14" calcext:value-type="float">
            <text:p>0.0014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13" calcext:value-type="float">
            <text:p>0.0013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12" calcext:value-type="float">
            <text:p>0.0012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9" calcext:value-type="float">
            <text:p>0.0009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8" calcext:value-type="float">
            <text:p>0.0008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7" calcext:value-type="float">
            <text:p>0.0007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6" calcext:value-type="float">
            <text:p>0.0006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4" calcext:value-type="float">
            <text:p>0.00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6:49:02.6433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8:52:52.233118000</meta:creation-date>
    <dc:date>2016-07-08T17:13:59.044661000</dc:date>
    <meta:editing-duration>PT1H49M59S</meta:editing-duration>
    <meta:editing-cycles>7</meta:editing-cycles>
    <meta:generator>LibreOffice/5.1.3.2$MacOSX_X86_64 LibreOffice_project/644e4637d1d8544fd9f56425bd6cec110e49301b</meta:generator>
    <meta:document-statistic meta:table-count="2" meta:cell-count="183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4cm" xlink:href=".." xlink:type="simple" chart:class="chart:line" chart:column-mapping="2 1 0" chart:style-name="ch1">
        <chart:title svg:x="2.23cm" svg:y="0.315cm" chart:style-name="ch2">
          <text:p>Plot of Jump Processes, Various Implementing Methods</text:p>
        </chart:title>
        <chart:legend chart:legend-position="end" svg:x="10.687cm" svg:y="3.709cm" style:legend-expansion="high" chart:style-name="ch3"/>
        <chart:plot-area chart:style-name="ch4" table:cell-range-address="Path.G1:Path.G102 Path.E1:Path.E102 Path.C1:Path.C102" chart:data-source-has-labels="row" svg:x="1.314cm" svg:y="1.284cm" svg:width="9.054cm" svg:height="6.575cm">
          <chartooo:coordinate-region svg:x="2.156cm" svg:y="1.482cm" svg:width="8.212cm" svg:height="6.18cm"/>
          <chart:axis chart:dimension="x" chart:name="primary-x" chart:style-name="ch5">
            <chart:title svg:x="5.439cm" svg:y="8.039cm" chart:style-name="ch6">
              <text:p>Time</text:p>
            </chart:title>
          </chart:axis>
          <chart:axis chart:dimension="y" chart:name="primary-y" chart:style-name="ch5">
            <chart:title svg:x="0.451cm" svg:y="4.933cm" chart:style-name="ch7">
              <text:p>Vale</text:p>
            </chart:title>
            <chart:grid chart:style-name="ch8" chart:class="major"/>
          </chart:axis>
          <chart:series chart:style-name="ch9" chart:values-cell-range-address="Path.G2:Path.G102" chart:label-cell-address="Path.G1:Path.G1" chart:class="chart:line">
            <chart:data-point chart:repeated="101"/>
          </chart:series>
          <chart:series chart:style-name="ch10" chart:values-cell-range-address="Path.E2:Path.E102" chart:label-cell-address="Path.E1:Path.E1" chart:class="chart:line">
            <chart:data-point chart:repeated="101"/>
          </chart:series>
          <chart:series chart:style-name="ch11" chart:values-cell-range-address="Path.C2:Path.C102" chart:label-cell-address="Path.C1:Path.C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 a Levy Process</text:p>
                <draw:g>
                  <svg:desc>Path.G1:Path.G1</svg:desc>
                </draw:g>
              </table:table-cell>
              <table:table-cell office:value-type="string">
                <text:p>Conditional on Poisson R</text:p>
                <draw:g>
                  <svg:desc>Path.E1:Path.E1</svg:desc>
                </draw:g>
              </table:table-cell>
              <table:table-cell office:value-type="string">
                <text:p>Exponential Waiting Time</text:p>
                <draw:g>
                  <svg:desc>Path.C1:Pa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th.G2:Path.G102</svg:desc>
                </draw:g>
              </table:table-cell>
              <table:table-cell office:value-type="float" office:value="0">
                <text:p>0</text:p>
                <draw:g>
                  <svg:desc>Path.E2:Path.E102</svg:desc>
                </draw:g>
              </table:table-cell>
              <table:table-cell office:value-type="float" office:value="0">
                <text:p>0</text:p>
                <draw:g>
                  <svg:desc>Path.C2:Path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-0.1815">
                <text:p>-0.1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-0.1714">
                <text:p>-0.1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-0.1614">
                <text:p>-0.1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-0.1514">
                <text:p>-0.1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-0.1414">
                <text:p>-0.1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-0.1315">
                <text:p>-0.1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-0.4275">
                <text:p>-0.4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1978">
                <text:p>-0.1978</text:p>
              </table:table-cell>
              <table:table-cell office:value-type="float" office:value="-0.4175">
                <text:p>-0.4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1879">
                <text:p>-0.1879</text:p>
              </table:table-cell>
              <table:table-cell office:value-type="float" office:value="-0.4076">
                <text:p>-0.4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1779">
                <text:p>-0.1779</text:p>
              </table:table-cell>
              <table:table-cell office:value-type="float" office:value="-0.3975">
                <text:p>-0.3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1679">
                <text:p>-0.1679</text:p>
              </table:table-cell>
              <table:table-cell office:value-type="float" office:value="-0.6026">
                <text:p>-0.6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6">
                <text:p>0.0196</text:p>
              </table:table-cell>
              <table:table-cell office:value-type="float" office:value="-0.1579">
                <text:p>-0.1579</text:p>
              </table:table-cell>
              <table:table-cell office:value-type="float" office:value="-0.5926">
                <text:p>-0.5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6">
                <text:p>0.0296</text:p>
              </table:table-cell>
              <table:table-cell office:value-type="float" office:value="-0.1478">
                <text:p>-0.1478</text:p>
              </table:table-cell>
              <table:table-cell office:value-type="float" office:value="-0.5825">
                <text:p>-0.5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6">
                <text:p>0.0396</text:p>
              </table:table-cell>
              <table:table-cell office:value-type="float" office:value="-0.1379">
                <text:p>-0.1379</text:p>
              </table:table-cell>
              <table:table-cell office:value-type="float" office:value="-0.5726">
                <text:p>-0.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6">
                <text:p>0.0496</text:p>
              </table:table-cell>
              <table:table-cell office:value-type="float" office:value="-0.1279">
                <text:p>-0.1279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5">
                <text:p>0.0595</text:p>
              </table:table-cell>
              <table:table-cell office:value-type="float" office:value="-0.1179">
                <text:p>-0.1179</text:p>
              </table:table-cell>
              <table:table-cell office:value-type="float" office:value="-0.5526">
                <text:p>-0.5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96">
                <text:p>0.0696</text:p>
              </table:table-cell>
              <table:table-cell office:value-type="float" office:value="-0.1733">
                <text:p>-0.1733</text:p>
              </table:table-cell>
              <table:table-cell office:value-type="float" office:value="-0.5426">
                <text:p>-0.5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96">
                <text:p>0.0796</text:p>
              </table:table-cell>
              <table:table-cell office:value-type="float" office:value="-0.1633">
                <text:p>-0.1633</text:p>
              </table:table-cell>
              <table:table-cell office:value-type="float" office:value="-0.5325">
                <text:p>-0.5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96">
                <text:p>0.0896</text:p>
              </table:table-cell>
              <table:table-cell office:value-type="float" office:value="-0.1533">
                <text:p>-0.1533</text:p>
              </table:table-cell>
              <table:table-cell office:value-type="float" office:value="-0.5226">
                <text:p>-0.5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6">
                <text:p>0.0996</text:p>
              </table:table-cell>
              <table:table-cell office:value-type="float" office:value="-0.1433">
                <text:p>-0.1433</text:p>
              </table:table-cell>
              <table:table-cell office:value-type="float" office:value="-0.5125">
                <text:p>-0.5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95">
                <text:p>0.1095</text:p>
              </table:table-cell>
              <table:table-cell office:value-type="float" office:value="-0.1334">
                <text:p>-0.1334</text:p>
              </table:table-cell>
              <table:table-cell office:value-type="float" office:value="-0.5026">
                <text:p>-0.5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96">
                <text:p>0.1196</text:p>
              </table:table-cell>
              <table:table-cell office:value-type="float" office:value="-0.1233">
                <text:p>-0.1233</text:p>
              </table:table-cell>
              <table:table-cell office:value-type="float" office:value="-0.4926">
                <text:p>-0.4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96">
                <text:p>0.1296</text:p>
              </table:table-cell>
              <table:table-cell office:value-type="float" office:value="-0.1133">
                <text:p>-0.1133</text:p>
              </table:table-cell>
              <table:table-cell office:value-type="float" office:value="-0.4825">
                <text:p>-0.4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96">
                <text:p>0.1396</text:p>
              </table:table-cell>
              <table:table-cell office:value-type="float" office:value="-0.1033">
                <text:p>-0.1033</text:p>
              </table:table-cell>
              <table:table-cell office:value-type="float" office:value="-0.4726">
                <text:p>-0.4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6">
                <text:p>0.1496</text:p>
              </table:table-cell>
              <table:table-cell office:value-type="float" office:value="-0.0933">
                <text:p>-0.0933</text:p>
              </table:table-cell>
              <table:table-cell office:value-type="float" office:value="-0.4625">
                <text:p>-0.4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5">
                <text:p>0.1595</text:p>
              </table:table-cell>
              <table:table-cell office:value-type="float" office:value="-0.0834">
                <text:p>-0.0834</text:p>
              </table:table-cell>
              <table:table-cell office:value-type="float" office:value="-0.4526">
                <text:p>-0.4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96">
                <text:p>0.1696</text:p>
              </table:table-cell>
              <table:table-cell office:value-type="float" office:value="-0.0733">
                <text:p>-0.0733</text:p>
              </table:table-cell>
              <table:table-cell office:value-type="float" office:value="-1.1024">
                <text:p>-1.1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6">
                <text:p>0.1796</text:p>
              </table:table-cell>
              <table:table-cell office:value-type="float" office:value="-0.0633">
                <text:p>-0.0633</text:p>
              </table:table-cell>
              <table:table-cell office:value-type="float" office:value="-1.0923">
                <text:p>-1.0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96">
                <text:p>0.1896</text:p>
              </table:table-cell>
              <table:table-cell office:value-type="float" office:value="-0.0533">
                <text:p>-0.0533</text:p>
              </table:table-cell>
              <table:table-cell office:value-type="float" office:value="-1.0692">
                <text:p>-1.0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96">
                <text:p>0.1996</text:p>
              </table:table-cell>
              <table:table-cell office:value-type="float" office:value="-0.0433">
                <text:p>-0.0433</text:p>
              </table:table-cell>
              <table:table-cell office:value-type="float" office:value="-1.0592">
                <text:p>-1.0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1">
                <text:p>0.0851</text:p>
              </table:table-cell>
              <table:table-cell office:value-type="float" office:value="-0.0334">
                <text:p>-0.0334</text:p>
              </table:table-cell>
              <table:table-cell office:value-type="float" office:value="-1.0492">
                <text:p>-1.0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51">
                <text:p>0.0951</text:p>
              </table:table-cell>
              <table:table-cell office:value-type="float" office:value="-0.0233">
                <text:p>-0.0233</text:p>
              </table:table-cell>
              <table:table-cell office:value-type="float" office:value="-1.0392">
                <text:p>-1.0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29">
                <text:p>0.3929</text:p>
              </table:table-cell>
              <table:table-cell office:value-type="float" office:value="-0.0133">
                <text:p>-0.0133</text:p>
              </table:table-cell>
              <table:table-cell office:value-type="float" office:value="-1.0292">
                <text:p>-1.0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28">
                <text:p>0.4028</text:p>
              </table:table-cell>
              <table:table-cell office:value-type="float" office:value="-0.0033">
                <text:p>-0.0033</text:p>
              </table:table-cell>
              <table:table-cell office:value-type="float" office:value="-1.0192">
                <text:p>-1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29">
                <text:p>0.4129</text:p>
              </table:table-cell>
              <table:table-cell office:value-type="float" office:value="0.0089">
                <text:p>0.0089</text:p>
              </table:table-cell>
              <table:table-cell office:value-type="float" office:value="-1.0092">
                <text:p>-1.0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28">
                <text:p>0.4228</text:p>
              </table:table-cell>
              <table:table-cell office:value-type="float" office:value="0.0188">
                <text:p>0.0188</text:p>
              </table:table-cell>
              <table:table-cell office:value-type="float" office:value="-0.9992">
                <text:p>-0.9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28">
                <text:p>0.4328</text:p>
              </table:table-cell>
              <table:table-cell office:value-type="float" office:value="0.0289">
                <text:p>0.0289</text:p>
              </table:table-cell>
              <table:table-cell office:value-type="float" office:value="-0.9892">
                <text:p>-0.9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29">
                <text:p>0.4429</text:p>
              </table:table-cell>
              <table:table-cell office:value-type="float" office:value="0.0389">
                <text:p>0.0389</text:p>
              </table:table-cell>
              <table:table-cell office:value-type="float" office:value="-0.9792">
                <text:p>-0.9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28">
                <text:p>0.4528</text:p>
              </table:table-cell>
              <table:table-cell office:value-type="float" office:value="-0.2411">
                <text:p>-0.2411</text:p>
              </table:table-cell>
              <table:table-cell office:value-type="float" office:value="-0.9692">
                <text:p>-0.9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29">
                <text:p>0.4629</text:p>
              </table:table-cell>
              <table:table-cell office:value-type="float" office:value="-0.2311">
                <text:p>-0.2311</text:p>
              </table:table-cell>
              <table:table-cell office:value-type="float" office:value="-0.9592">
                <text:p>-0.9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28">
                <text:p>0.4728</text:p>
              </table:table-cell>
              <table:table-cell office:value-type="float" office:value="-0.2211">
                <text:p>-0.2211</text:p>
              </table:table-cell>
              <table:table-cell office:value-type="float" office:value="-0.9492">
                <text:p>-0.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28">
                <text:p>0.4828</text:p>
              </table:table-cell>
              <table:table-cell office:value-type="float" office:value="-0.2111">
                <text:p>-0.2111</text:p>
              </table:table-cell>
              <table:table-cell office:value-type="float" office:value="-0.9392">
                <text:p>-0.9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29">
                <text:p>0.4929</text:p>
              </table:table-cell>
              <table:table-cell office:value-type="float" office:value="-0.201">
                <text:p>-0.201</text:p>
              </table:table-cell>
              <table:table-cell office:value-type="float" office:value="-0.9292">
                <text:p>-0.9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28">
                <text:p>0.5028</text:p>
              </table:table-cell>
              <table:table-cell office:value-type="float" office:value="-0.1911">
                <text:p>-0.1911</text:p>
              </table:table-cell>
              <table:table-cell office:value-type="float" office:value="-0.9192">
                <text:p>-0.9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29">
                <text:p>0.5129</text:p>
              </table:table-cell>
              <table:table-cell office:value-type="float" office:value="-0.1811">
                <text:p>-0.1811</text:p>
              </table:table-cell>
              <table:table-cell office:value-type="float" office:value="-0.9092">
                <text:p>-0.9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28">
                <text:p>0.5228</text:p>
              </table:table-cell>
              <table:table-cell office:value-type="float" office:value="-0.1711">
                <text:p>-0.1711</text:p>
              </table:table-cell>
              <table:table-cell office:value-type="float" office:value="-0.8992">
                <text:p>-0.8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28">
                <text:p>0.5328</text:p>
              </table:table-cell>
              <table:table-cell office:value-type="float" office:value="-0.1611">
                <text:p>-0.1611</text:p>
              </table:table-cell>
              <table:table-cell office:value-type="float" office:value="-0.8892">
                <text:p>-0.8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29">
                <text:p>0.5429</text:p>
              </table:table-cell>
              <table:table-cell office:value-type="float" office:value="-0.151">
                <text:p>-0.151</text:p>
              </table:table-cell>
              <table:table-cell office:value-type="float" office:value="-0.8792">
                <text:p>-0.8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05">
                <text:p>0.7205</text:p>
              </table:table-cell>
              <table:table-cell office:value-type="float" office:value="-0.1411">
                <text:p>-0.1411</text:p>
              </table:table-cell>
              <table:table-cell office:value-type="float" office:value="-0.8692">
                <text:p>-0.8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05">
                <text:p>0.7305</text:p>
              </table:table-cell>
              <table:table-cell office:value-type="float" office:value="-0.1311">
                <text:p>-0.1311</text:p>
              </table:table-cell>
              <table:table-cell office:value-type="float" office:value="-0.8592">
                <text:p>-0.8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04">
                <text:p>0.7404</text:p>
              </table:table-cell>
              <table:table-cell office:value-type="float" office:value="-0.1745">
                <text:p>-0.1745</text:p>
              </table:table-cell>
              <table:table-cell office:value-type="float" office:value="-0.8492">
                <text:p>-0.8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05">
                <text:p>0.7505</text:p>
              </table:table-cell>
              <table:table-cell office:value-type="float" office:value="-0.1644">
                <text:p>-0.1644</text:p>
              </table:table-cell>
              <table:table-cell office:value-type="float" office:value="-0.8392">
                <text:p>-0.8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05">
                <text:p>0.7605</text:p>
              </table:table-cell>
              <table:table-cell office:value-type="float" office:value="-0.1544">
                <text:p>-0.1544</text:p>
              </table:table-cell>
              <table:table-cell office:value-type="float" office:value="-0.8292">
                <text:p>-0.8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05">
                <text:p>0.7705</text:p>
              </table:table-cell>
              <table:table-cell office:value-type="float" office:value="0.126">
                <text:p>0.126</text:p>
              </table:table-cell>
              <table:table-cell office:value-type="float" office:value="-0.8192">
                <text:p>-0.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05">
                <text:p>0.7805</text:p>
              </table:table-cell>
              <table:table-cell office:value-type="float" office:value="0.136">
                <text:p>0.136</text:p>
              </table:table-cell>
              <table:table-cell office:value-type="float" office:value="-0.8092">
                <text:p>-0.8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04">
                <text:p>0.7904</text:p>
              </table:table-cell>
              <table:table-cell office:value-type="float" office:value="0.146">
                <text:p>0.146</text:p>
              </table:table-cell>
              <table:table-cell office:value-type="float" office:value="-0.7992">
                <text:p>-0.7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">
                <text:p>0.8005</text:p>
              </table:table-cell>
              <table:table-cell office:value-type="float" office:value="0.156">
                <text:p>0.1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05">
                <text:p>0.8105</text:p>
              </table:table-cell>
              <table:table-cell office:value-type="float" office:value="0.166">
                <text:p>0.166</text:p>
              </table:table-cell>
              <table:table-cell office:value-type="float" office:value="-0.7599">
                <text:p>-0.7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77">
                <text:p>0.1377</text:p>
              </table:table-cell>
              <table:table-cell office:value-type="float" office:value="0.176">
                <text:p>0.17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78">
                <text:p>0.1478</text:p>
              </table:table-cell>
              <table:table-cell office:value-type="float" office:value="0.186">
                <text:p>0.18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77">
                <text:p>0.1577</text:p>
              </table:table-cell>
              <table:table-cell office:value-type="float" office:value="0.196">
                <text:p>0.196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77">
                <text:p>0.1677</text:p>
              </table:table-cell>
              <table:table-cell office:value-type="float" office:value="0.206">
                <text:p>0.20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78">
                <text:p>0.1778</text:p>
              </table:table-cell>
              <table:table-cell office:value-type="float" office:value="0.216">
                <text:p>0.216</text:p>
              </table:table-cell>
              <table:table-cell office:value-type="float" office:value="-0.7099">
                <text:p>-0.70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77">
                <text:p>0.1877</text:p>
              </table:table-cell>
              <table:table-cell office:value-type="float" office:value="0.226">
                <text:p>0.22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78">
                <text:p>0.1978</text:p>
              </table:table-cell>
              <table:table-cell office:value-type="float" office:value="0.236">
                <text:p>0.236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77">
                <text:p>0.2077</text:p>
              </table:table-cell>
              <table:table-cell office:value-type="float" office:value="0.246">
                <text:p>0.24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77">
                <text:p>0.2177</text:p>
              </table:table-cell>
              <table:table-cell office:value-type="float" office:value="0.256">
                <text:p>0.256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78">
                <text:p>0.2278</text:p>
              </table:table-cell>
              <table:table-cell office:value-type="float" office:value="0.266">
                <text:p>0.266</text:p>
              </table:table-cell>
              <table:table-cell office:value-type="float" office:value="-0.6599">
                <text:p>-0.6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77">
                <text:p>0.2377</text:p>
              </table:table-cell>
              <table:table-cell office:value-type="float" office:value="0.276">
                <text:p>0.27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78">
                <text:p>0.2478</text:p>
              </table:table-cell>
              <table:table-cell office:value-type="float" office:value="0.286">
                <text:p>0.286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7">
                <text:p>0.2577</text:p>
              </table:table-cell>
              <table:table-cell office:value-type="float" office:value="0.296">
                <text:p>0.296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77">
                <text:p>0.2677</text:p>
              </table:table-cell>
              <table:table-cell office:value-type="float" office:value="0.306">
                <text:p>0.30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78">
                <text:p>0.2778</text:p>
              </table:table-cell>
              <table:table-cell office:value-type="float" office:value="0.316">
                <text:p>0.316</text:p>
              </table:table-cell>
              <table:table-cell office:value-type="float" office:value="-0.6099">
                <text:p>-0.6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77">
                <text:p>0.2877</text:p>
              </table:table-cell>
              <table:table-cell office:value-type="float" office:value="0.326">
                <text:p>0.32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978">
                <text:p>0.2978</text:p>
              </table:table-cell>
              <table:table-cell office:value-type="float" office:value="0.336">
                <text:p>0.336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77">
                <text:p>0.3077</text:p>
              </table:table-cell>
              <table:table-cell office:value-type="float" office:value="0.346">
                <text:p>0.34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77">
                <text:p>0.3177</text:p>
              </table:table-cell>
              <table:table-cell office:value-type="float" office:value="0.356">
                <text:p>0.356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78">
                <text:p>0.3278</text:p>
              </table:table-cell>
              <table:table-cell office:value-type="float" office:value="0.366">
                <text:p>0.366</text:p>
              </table:table-cell>
              <table:table-cell office:value-type="float" office:value="-0.5599">
                <text:p>-0.5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77">
                <text:p>0.3377</text:p>
              </table:table-cell>
              <table:table-cell office:value-type="float" office:value="0.376">
                <text:p>0.37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78">
                <text:p>0.3478</text:p>
              </table:table-cell>
              <table:table-cell office:value-type="float" office:value="0.386">
                <text:p>0.38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77">
                <text:p>0.3577</text:p>
              </table:table-cell>
              <table:table-cell office:value-type="float" office:value="0.396">
                <text:p>0.39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77">
                <text:p>0.3677</text:p>
              </table:table-cell>
              <table:table-cell office:value-type="float" office:value="0.406">
                <text:p>0.40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12">
                <text:p>0.6512</text:p>
              </table:table-cell>
              <table:table-cell office:value-type="float" office:value="0.416">
                <text:p>0.416</text:p>
              </table:table-cell>
              <table:table-cell office:value-type="float" office:value="-0.5099">
                <text:p>-0.5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11">
                <text:p>0.6611</text:p>
              </table:table-cell>
              <table:table-cell office:value-type="float" office:value="0.5984">
                <text:p>0.598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3">
                <text:p>0.823</text:p>
              </table:table-cell>
              <table:table-cell office:value-type="float" office:value="0.6084">
                <text:p>0.608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29">
                <text:p>0.8329</text:p>
              </table:table-cell>
              <table:table-cell office:value-type="float" office:value="0.6184">
                <text:p>0.618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9">
                <text:p>0.8429</text:p>
              </table:table-cell>
              <table:table-cell office:value-type="float" office:value="0.6284">
                <text:p>0.6284</text:p>
              </table:table-cell>
              <table:table-cell office:value-type="float" office:value="-0.47">
                <text:p>-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09cm" svg:height="11.685cm" xlink:href=".." xlink:type="simple" chart:class="chart:bar" chart:style-name="ch1">
        <chart:title svg:x="6.505cm" svg:y="0.368cm" chart:style-name="ch2">
          <text:p>Overlap of Terminal Densities for the three ways of generating JP</text:p>
        </chart:title>
        <chart:legend chart:legend-position="end" svg:x="23.823cm" svg:y="5.049cm" style:legend-expansion="high" chart:style-name="ch3"/>
        <chart:plot-area chart:style-name="ch4" table:cell-range-address="TerminalDistribution.F1:TerminalDistribution.F502 TerminalDistribution.B2:TerminalDistribution.B502 TerminalDistribution.D2:TerminalDistribution.D502" chart:data-source-has-labels="row" svg:x="0.526cm" svg:y="1.398cm" svg:width="22.766cm" svg:height="9.66cm">
          <chartooo:coordinate-region svg:x="1.643cm" svg:y="1.596cm" svg:width="21.649cm" svg:height="8.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rminalDistribution.F1:TerminalDistribution.F502" chart:label-cell-address="TerminalDistribution.F2:TerminalDistribution.F2" chart:class="chart:bar">
            <chart:data-point chart:repeated="502"/>
          </chart:series>
          <chart:series chart:style-name="ch9" chart:values-cell-range-address="TerminalDistribution.B3:TerminalDistribution.B502" chart:label-cell-address="TerminalDistribution.B2:TerminalDistribution.B2" chart:class="chart:bar">
            <chart:data-point chart:repeated="500"/>
            <loext:propertry-mapping loext:property="BorderColor" loext:cell-range-address="TerminalDistribution.B2:TerminalDistribution.B2"/>
          </chart:series>
          <chart:series chart:style-name="ch10" chart:values-cell-range-address="TerminalDistribution.D3:TerminalDistribution.D502" chart:label-cell-address="TerminalDistribution.D2:TerminalDistribution.D2" chart:class="chart:ba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y</text:p>
                <draw:g>
                  <svg:desc>TerminalDistribution.F2:TerminalDistribution.F2</svg:desc>
                </draw:g>
              </table:table-cell>
              <table:table-cell office:value-type="string">
                <text:p>Exponential</text:p>
                <draw:g>
                  <svg:desc>TerminalDistribution.B2:TerminalDistribution.B2</svg:desc>
                </draw:g>
              </table:table-cell>
              <table:table-cell office:value-type="string">
                <text:p/>
              </table:table-cell>
              <table:table-cell office:value-type="string">
                <text:p>Conditional</text:p>
                <draw:g>
                  <svg:desc>TerminalDistribution.D2:TerminalDistribution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rminalDistribution.F1:TerminalDistribution.F502</svg:desc>
                </draw:g>
              </table:table-cell>
              <table:table-cell office:value-type="float" office:value="0.0001">
                <text:p>0.0001</text:p>
                <draw:g>
                  <svg:desc>TerminalDistribution.B3:TerminalDistribution.B502</svg:desc>
                </draw:g>
              </table:table-cell>
              <table:table-cell office:value-type="float" office:value="NaN">
                <text:p>NaN</text:p>
                <draw:g>
                  <svg:desc>TerminalDistribution.B2:TerminalDistribution.B2</svg:desc>
                </draw:g>
              </table:table-cell>
              <table:table-cell office:value-type="float" office:value="0.0001">
                <text:p>0.0001</text:p>
                <draw:g>
                  <svg:desc>TerminalDistribution.D3:TerminalDistribution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7">
                <text:p>0.0007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">
                <text:p>0.0009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">
                <text:p>0.0013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4">
                <text:p>0.0014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5">
                <text:p>0.0015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6">
                <text:p>0.0016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9">
                <text:p>0.0019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2">
                <text:p>0.0022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">
                <text:p>0.0024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5">
                <text:p>0.0025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7">
                <text:p>0.0027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7">
                <text:p>0.0027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7">
                <text:p>0.0027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1">
                <text:p>0.0031</text:p>
              </table:table-cell>
              <table:table-cell office:value-type="float" office:value="0.0033">
                <text:p>0.0033</text:p>
              </table:table-cell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4">
                <text:p>0.0034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NaN">
                <text:p>NaN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6">
                <text:p>0.0036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5">
                <text:p>0.0035</text:p>
              </table:table-cell>
              <table:table-cell office:value-type="float" office:value="0.0037">
                <text:p>0.0037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7">
                <text:p>0.0037</text:p>
              </table:table-cell>
              <table:table-cell office:value-type="float" office:value="0.0037">
                <text:p>0.0037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9">
                <text:p>0.0039</text:p>
              </table:table-cell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8">
                <text:p>0.0038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1">
                <text:p>0.0041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2">
                <text:p>0.0042</text:p>
              </table:table-cell>
              <table:table-cell office:value-type="float" office:value="0.0043">
                <text:p>0.0043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3">
                <text:p>0.0043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3">
                <text:p>0.0043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3">
                <text:p>0.0043</text:p>
              </table:table-cell>
              <table:table-cell office:value-type="float" office:value="0.0046">
                <text:p>0.0046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5">
                <text:p>0.0045</text:p>
              </table:table-cell>
              <table:table-cell office:value-type="float" office:value="0.0046">
                <text:p>0.0046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5">
                <text:p>0.0045</text:p>
              </table:table-cell>
              <table:table-cell office:value-type="float" office:value="0.0047">
                <text:p>0.0047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7">
                <text:p>0.0047</text:p>
              </table:table-cell>
              <table:table-cell office:value-type="float" office:value="0.0048">
                <text:p>0.0048</text:p>
              </table:table-cell>
              <table:table-cell office:value-type="float" office:value="NaN">
                <text:p>NaN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7">
                <text:p>0.0047</text:p>
              </table:table-cell>
              <table:table-cell office:value-type="float" office:value="0.0048">
                <text:p>0.0048</text:p>
              </table:table-cell>
              <table:table-cell office:value-type="float" office:value="NaN">
                <text:p>NaN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8">
                <text:p>0.0048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9">
                <text:p>0.0049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9">
                <text:p>0.0049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2">
                <text:p>0.0052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3">
                <text:p>0.0053</text:p>
              </table:table-cell>
              <table:table-cell office:value-type="float" office:value="0.0054">
                <text:p>0.0054</text:p>
              </table:table-cell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3">
                <text:p>0.0053</text:p>
              </table:table-cell>
              <table:table-cell office:value-type="float" office:value="0.0054">
                <text:p>0.0054</text:p>
              </table:table-cell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5">
                <text:p>0.0055</text:p>
              </table:table-cell>
              <table:table-cell office:value-type="float" office:value="0.0056">
                <text:p>0.0056</text:p>
              </table:table-cell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7">
                <text:p>0.0057</text:p>
              </table:table-cell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6">
                <text:p>0.0056</text:p>
              </table:table-cell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57">
                <text:p>0.0057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7">
                <text:p>0.0057</text:p>
              </table:table-cell>
              <table:table-cell office:value-type="float" office:value="0.0059">
                <text:p>0.0059</text:p>
              </table:table-cell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6">
                <text:p>0.006</text:p>
              </table:table-cell>
              <table:table-cell office:value-type="float" office:value="0.0059">
                <text:p>0.0059</text:p>
              </table:table-cell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8">
                <text:p>0.0058</text:p>
              </table:table-cell>
              <table:table-cell office:value-type="float" office:value="0.0061">
                <text:p>0.0061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9">
                <text:p>0.0059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1">
                <text:p>0.0061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62">
                <text:p>0.0062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2">
                <text:p>0.0062</text:p>
              </table:table-cell>
              <table:table-cell office:value-type="float" office:value="0.0064">
                <text:p>0.0064</text:p>
              </table:table-cell>
              <table:table-cell office:value-type="float" office:value="NaN">
                <text:p>NaN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65">
                <text:p>0.0065</text:p>
              </table:table-cell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4">
                <text:p>0.0064</text:p>
              </table:table-cell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5">
                <text:p>0.0065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6">
                <text:p>0.0066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7">
                <text:p>0.0067</text:p>
              </table:table-cell>
              <table:table-cell office:value-type="float" office:value="0.0069">
                <text:p>0.0069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7">
                <text:p>0.0067</text:p>
              </table:table-cell>
              <table:table-cell office:value-type="float" office:value="0.0069">
                <text:p>0.0069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66">
                <text:p>0.0066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9">
                <text:p>0.0069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7">
                <text:p>0.007</text:p>
              </table:table-cell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7">
                <text:p>0.007</text:p>
              </table:table-cell>
              <table:table-cell office:value-type="float" office:value="0.0073">
                <text:p>0.0073</text:p>
              </table:table-cell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2">
                <text:p>0.0072</text:p>
              </table:table-cell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2">
                <text:p>0.0072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73">
                <text:p>0.0073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6">
                <text:p>0.0076</text:p>
              </table:table-cell>
              <table:table-cell office:value-type="float" office:value="0.0076">
                <text:p>0.0076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74">
                <text:p>0.0074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4">
                <text:p>0.0074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78">
                <text:p>0.0078</text:p>
              </table:table-cell>
              <table:table-cell office:value-type="float" office:value="0.0076">
                <text:p>0.0076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76">
                <text:p>0.0076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77">
                <text:p>0.0077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7">
                <text:p>0.0077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78">
                <text:p>0.0078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77">
                <text:p>0.0077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9">
                <text:p>0.0079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79">
                <text:p>0.0079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81">
                <text:p>0.0081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83">
                <text:p>0.0083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83">
                <text:p>0.0083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1">
                <text:p>0.0081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82">
                <text:p>0.0082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83">
                <text:p>0.0083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83">
                <text:p>0.0083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85">
                <text:p>0.0085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83">
                <text:p>0.0083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84">
                <text:p>0.0084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3">
                <text:p>0.0083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83">
                <text:p>0.0083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84">
                <text:p>0.0084</text:p>
              </table:table-cell>
              <table:table-cell office:value-type="float" office:value="0.0086">
                <text:p>0.0086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84">
                <text:p>0.0084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85">
                <text:p>0.0085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86">
                <text:p>0.0086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85">
                <text:p>0.0085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84">
                <text:p>0.0084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83">
                <text:p>0.0083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2">
                <text:p>0.0082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3">
                <text:p>0.0083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1">
                <text:p>0.0081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8">
                <text:p>0.008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79">
                <text:p>0.0079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79">
                <text:p>0.0079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7">
                <text:p>0.0077</text:p>
              </table:table-cell>
              <table:table-cell office:value-type="float" office:value="0.0077">
                <text:p>0.0077</text:p>
              </table:table-cell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7">
                <text:p>0.0077</text:p>
              </table:table-cell>
              <table:table-cell office:value-type="float" office:value="0.0073">
                <text:p>0.0073</text:p>
              </table:table-cell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78">
                <text:p>0.0078</text:p>
              </table:table-cell>
              <table:table-cell office:value-type="float" office:value="0.0076">
                <text:p>0.0076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76">
                <text:p>0.0076</text:p>
              </table:table-cell>
              <table:table-cell office:value-type="float" office:value="0.0071">
                <text:p>0.0071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72">
                <text:p>0.0072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8">
                <text:p>0.0068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69">
                <text:p>0.0069</text:p>
              </table:table-cell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7">
                <text:p>0.0067</text:p>
              </table:table-cell>
              <table:table-cell office:value-type="float" office:value="0.0063">
                <text:p>0.0063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6">
                <text:p>0.0066</text:p>
              </table:table-cell>
              <table:table-cell office:value-type="float" office:value="0.0063">
                <text:p>0.0063</text:p>
              </table:table-cell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2">
                <text:p>0.0062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63">
                <text:p>0.0063</text:p>
              </table:table-cell>
              <table:table-cell office:value-type="float" office:value="0.0061">
                <text:p>0.0061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3">
                <text:p>0.0063</text:p>
              </table:table-cell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59">
                <text:p>0.0059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57">
                <text:p>0.0057</text:p>
              </table:table-cell>
              <table:table-cell office:value-type="float" office:value="0.0055">
                <text:p>0.0055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56">
                <text:p>0.0056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54">
                <text:p>0.0054</text:p>
              </table:table-cell>
              <table:table-cell office:value-type="float" office:value="0.0233">
                <text:p>0.0233</text:p>
              </table:table-cell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53">
                <text:p>0.0053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33">
                <text:p>0.0233</text:p>
              </table:table-cell>
              <table:table-cell office:value-type="float" office:value="0.0047">
                <text:p>0.0047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9">
                <text:p>0.0049</text:p>
              </table:table-cell>
              <table:table-cell office:value-type="float" office:value="0.0046">
                <text:p>0.0046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9">
                <text:p>0.0049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7">
                <text:p>0.0047</text:p>
              </table:table-cell>
              <table:table-cell office:value-type="float" office:value="0.0043">
                <text:p>0.0043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5">
                <text:p>0.0045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3">
                <text:p>0.0043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1">
                <text:p>0.0041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1">
                <text:p>0.0041</text:p>
              </table:table-cell>
              <table:table-cell office:value-type="float" office:value="0.0038">
                <text:p>0.0038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8">
                <text:p>0.0038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8">
                <text:p>0.0038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5">
                <text:p>0.0035</text:p>
              </table:table-cell>
              <table:table-cell office:value-type="float" office:value="0.0033">
                <text:p>0.0033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4">
                <text:p>0.0034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2">
                <text:p>0.0032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">
                <text:p>0.003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9">
                <text:p>0.0029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8">
                <text:p>0.0028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8">
                <text:p>0.0028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6">
                <text:p>0.0026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5">
                <text:p>0.0025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3">
                <text:p>0.0023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2">
                <text:p>0.0022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1">
                <text:p>0.0021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">
                <text:p>0.002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9">
                <text:p>0.0019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8">
                <text:p>0.0018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6">
                <text:p>0.0016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5">
                <text:p>0.0015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4">
                <text:p>0.0014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2">
                <text:p>0.0012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1">
                <text:p>0.0011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1">
                <text:p>0.001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9">
                <text:p>0.0009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9">
                <text:p>0.0009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8">
                <text:p>0.0008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6">
                <text:p>0.0006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6">
                <text:p>0.0006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6">
                <text:p>0.0006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">
                <text:p>0.0005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